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1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ting (5= best, 1= worst)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 office:value-type="float" office:value="2554998706" calcext:value-type="float">
            <text:p>2554998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5284797" calcext:value-type="float">
            <text:p>25552847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5422209" calcext:value-type="float">
            <text:p>2555422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5437306" calcext:value-type="float">
            <text:p>2555437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5594765" calcext:value-type="float">
            <text:p>25555947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080803" calcext:value-type="float">
            <text:p>25560808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248917" calcext:value-type="float">
            <text:p>255624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451795" calcext:value-type="float">
            <text:p>25564517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961475" calcext:value-type="float">
            <text:p>25569614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978539" calcext:value-type="float">
            <text:p>25569785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033517" calcext:value-type="float">
            <text:p>2557033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042678" calcext:value-type="float">
            <text:p>25570426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047951" calcext:value-type="float">
            <text:p>2557047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049983" calcext:value-type="float">
            <text:p>2557049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111752" calcext:value-type="float">
            <text:p>2557111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124118" calcext:value-type="float">
            <text:p>2557124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126549" calcext:value-type="float">
            <text:p>25571265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139689" calcext:value-type="float">
            <text:p>2557139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60787723" calcext:value-type="float">
            <text:p>25607877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71530373" calcext:value-type="float">
            <text:p>2571530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72763537" calcext:value-type="float">
            <text:p>2572763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4992542" calcext:value-type="float">
            <text:p>2554992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226376" calcext:value-type="float">
            <text:p>2555226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283107" calcext:value-type="float">
            <text:p>255528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419769" calcext:value-type="float">
            <text:p>25554197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435027" calcext:value-type="float">
            <text:p>2555435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519509" calcext:value-type="float">
            <text:p>2555519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592825" calcext:value-type="float">
            <text:p>255559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078358" calcext:value-type="float">
            <text:p>2556078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183107" calcext:value-type="float">
            <text:p>255618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247544" calcext:value-type="float">
            <text:p>25562475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281294" calcext:value-type="float">
            <text:p>2556281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449982" calcext:value-type="float">
            <text:p>2556449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960066" calcext:value-type="float">
            <text:p>25569600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977098" calcext:value-type="float">
            <text:p>2556977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7031118" calcext:value-type="float">
            <text:p>2557031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7036673" calcext:value-type="float">
            <text:p>2557036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7044762" calcext:value-type="float">
            <text:p>2557044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7045690" calcext:value-type="float">
            <text:p>2557045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60786029" calcext:value-type="float">
            <text:p>2560786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71115167" calcext:value-type="float">
            <text:p>2571115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72628617" calcext:value-type="float">
            <text:p>2572628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4995748" calcext:value-type="float">
            <text:p>25549957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283861" calcext:value-type="float">
            <text:p>25552838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421010" calcext:value-type="float">
            <text:p>2555421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435622" calcext:value-type="float">
            <text:p>2555435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593730" calcext:value-type="float">
            <text:p>25555937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079554" calcext:value-type="float">
            <text:p>25560795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248448" calcext:value-type="float">
            <text:p>2556248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450678" calcext:value-type="float">
            <text:p>25564506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960920" calcext:value-type="float">
            <text:p>25569609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977791" calcext:value-type="float">
            <text:p>2556977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032778" calcext:value-type="float">
            <text:p>2557032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039958" calcext:value-type="float">
            <text:p>2557039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047076" calcext:value-type="float">
            <text:p>2557047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048456" calcext:value-type="float">
            <text:p>2557048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110787" calcext:value-type="float">
            <text:p>2557110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116819" calcext:value-type="float">
            <text:p>2557116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123092" calcext:value-type="float">
            <text:p>2557123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123977" calcext:value-type="float">
            <text:p>2557123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60787024" calcext:value-type="float">
            <text:p>2560787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71118597" calcext:value-type="float">
            <text:p>2571118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72631238" calcext:value-type="float">
            <text:p>2572631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001109" calcext:value-type="float">
            <text:p>2555001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5285682" calcext:value-type="float">
            <text:p>25552856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5424124" calcext:value-type="float">
            <text:p>2555424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5595990" calcext:value-type="float">
            <text:p>2555595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082025" calcext:value-type="float">
            <text:p>255608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249639" calcext:value-type="float">
            <text:p>2556249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452511" calcext:value-type="float">
            <text:p>2556452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962851" calcext:value-type="float">
            <text:p>2556962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979296" calcext:value-type="float">
            <text:p>2556979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036651" calcext:value-type="float">
            <text:p>2557036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049517" calcext:value-type="float">
            <text:p>2557049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051633" calcext:value-type="float">
            <text:p>25570516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13477" calcext:value-type="float">
            <text:p>2557113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27889" calcext:value-type="float">
            <text:p>2557127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27899" calcext:value-type="float">
            <text:p>2557127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43390" calcext:value-type="float">
            <text:p>2557143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58597" calcext:value-type="float">
            <text:p>2557158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401752" calcext:value-type="float">
            <text:p>2557401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74149507" calcext:value-type="float">
            <text:p>2574149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74406397" calcext:value-type="float">
            <text:p>2574406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083275" calcext:value-type="float">
            <text:p>2556083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190474" calcext:value-type="float">
            <text:p>2556190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250351" calcext:value-type="float">
            <text:p>255625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453372" calcext:value-type="float">
            <text:p>2556453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963815" calcext:value-type="float">
            <text:p>2556963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973907" calcext:value-type="float">
            <text:p>2556973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980084" calcext:value-type="float">
            <text:p>255698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037744" calcext:value-type="float">
            <text:p>2557037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051173" calcext:value-type="float">
            <text:p>2557051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053352" calcext:value-type="float">
            <text:p>2557053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14840" calcext:value-type="float">
            <text:p>2557114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30441" calcext:value-type="float">
            <text:p>2557130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31045" calcext:value-type="float">
            <text:p>255713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47185" calcext:value-type="float">
            <text:p>2557147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59441" calcext:value-type="float">
            <text:p>2557159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218842" calcext:value-type="float">
            <text:p>2557218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402796" calcext:value-type="float">
            <text:p>2557402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969471" calcext:value-type="float">
            <text:p>2557969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74154341" calcext:value-type="float">
            <text:p>2574154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74418449" calcext:value-type="float">
            <text:p>2574418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083261" calcext:value-type="float">
            <text:p>2556083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190482" calcext:value-type="float">
            <text:p>2556190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250348" calcext:value-type="float">
            <text:p>255625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453371" calcext:value-type="float">
            <text:p>2556453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963813" calcext:value-type="float">
            <text:p>2556963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973911" calcext:value-type="float">
            <text:p>2556973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980086" calcext:value-type="float">
            <text:p>255698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037745" calcext:value-type="float">
            <text:p>2557037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051174" calcext:value-type="float">
            <text:p>2557051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053356" calcext:value-type="float">
            <text:p>25570533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14849" calcext:value-type="float">
            <text:p>2557114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30438" calcext:value-type="float">
            <text:p>2557130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31041" calcext:value-type="float">
            <text:p>2557131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47190" calcext:value-type="float">
            <text:p>2557147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59429" calcext:value-type="float">
            <text:p>25571594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218839" calcext:value-type="float">
            <text:p>25572188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402799" calcext:value-type="float">
            <text:p>25574027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969467" calcext:value-type="float">
            <text:p>2557969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74159136" calcext:value-type="float">
            <text:p>2574159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74428239" calcext:value-type="float">
            <text:p>2574428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083253" calcext:value-type="float">
            <text:p>2556083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190488" calcext:value-type="float">
            <text:p>25561904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250352" calcext:value-type="float">
            <text:p>2556250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453373" calcext:value-type="float">
            <text:p>25564533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963817" calcext:value-type="float">
            <text:p>25569638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973903" calcext:value-type="float">
            <text:p>2556973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980087" calcext:value-type="float">
            <text:p>2556980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037746" calcext:value-type="float">
            <text:p>2557037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051170" calcext:value-type="float">
            <text:p>2557051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053354" calcext:value-type="float">
            <text:p>2557053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14848" calcext:value-type="float">
            <text:p>2557114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30443" calcext:value-type="float">
            <text:p>25571304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31049" calcext:value-type="float">
            <text:p>255713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47193" calcext:value-type="float">
            <text:p>2557147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59435" calcext:value-type="float">
            <text:p>2557159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218841" calcext:value-type="float">
            <text:p>2557218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402795" calcext:value-type="float">
            <text:p>2557402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969469" calcext:value-type="float">
            <text:p>2557969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74152192" calcext:value-type="float">
            <text:p>2574152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74411100" calcext:value-type="float">
            <text:p>2574411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194154" calcext:value-type="float">
            <text:p>2556194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6976462" calcext:value-type="float">
            <text:p>25569764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054400" calcext:value-type="float">
            <text:p>2557054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15842" calcext:value-type="float">
            <text:p>2557115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31264" calcext:value-type="float">
            <text:p>2557131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32502" calcext:value-type="float">
            <text:p>2557132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50275" calcext:value-type="float">
            <text:p>2557150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60060" calcext:value-type="float">
            <text:p>2557160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219581" calcext:value-type="float">
            <text:p>2557219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408492" calcext:value-type="float">
            <text:p>2557408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970455" calcext:value-type="float">
            <text:p>2557970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8341372" calcext:value-type="float">
            <text:p>2558341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8520255" calcext:value-type="float">
            <text:p>2558520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8779471" calcext:value-type="float">
            <text:p>2558779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9216452" calcext:value-type="float">
            <text:p>2559216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9231389" calcext:value-type="float">
            <text:p>2559231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0048924" calcext:value-type="float">
            <text:p>2560048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0115817" calcext:value-type="float">
            <text:p>2560115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0644455" calcext:value-type="float">
            <text:p>25606444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0788200" calcext:value-type="float">
            <text:p>2560788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1006918" calcext:value-type="float">
            <text:p>2561006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74159143" calcext:value-type="float">
            <text:p>2574159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6194155" calcext:value-type="float">
            <text:p>2556194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6976465" calcext:value-type="float">
            <text:p>2556976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054403" calcext:value-type="float">
            <text:p>2557054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15849" calcext:value-type="float">
            <text:p>2557115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31269" calcext:value-type="float">
            <text:p>255713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32504" calcext:value-type="float">
            <text:p>25571325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50282" calcext:value-type="float">
            <text:p>2557150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60050" calcext:value-type="float">
            <text:p>255716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219572" calcext:value-type="float">
            <text:p>2557219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408495" calcext:value-type="float">
            <text:p>25574084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970461" calcext:value-type="float">
            <text:p>255797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8341371" calcext:value-type="float">
            <text:p>2558341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8520253" calcext:value-type="float">
            <text:p>2558520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8779448" calcext:value-type="float">
            <text:p>255877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9216438" calcext:value-type="float">
            <text:p>2559216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9231388" calcext:value-type="float">
            <text:p>2559231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0048922" calcext:value-type="float">
            <text:p>2560048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0115810" calcext:value-type="float">
            <text:p>2560115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0644446" calcext:value-type="float">
            <text:p>2560644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0788199" calcext:value-type="float">
            <text:p>2560788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1006923" calcext:value-type="float">
            <text:p>2561006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74161117" calcext:value-type="float">
            <text:p>2574161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4992541" calcext:value-type="float">
            <text:p>2554992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226377" calcext:value-type="float">
            <text:p>2555226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283119" calcext:value-type="float">
            <text:p>2555283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419757" calcext:value-type="float">
            <text:p>2555419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435050" calcext:value-type="float">
            <text:p>2555435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519505" calcext:value-type="float">
            <text:p>2555519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592828" calcext:value-type="float">
            <text:p>25555928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078357" calcext:value-type="float">
            <text:p>2556078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183096" calcext:value-type="float">
            <text:p>2556183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247548" calcext:value-type="float">
            <text:p>2556247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281291" calcext:value-type="float">
            <text:p>2556281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449986" calcext:value-type="float">
            <text:p>2556449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960076" calcext:value-type="float">
            <text:p>25569600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977095" calcext:value-type="float">
            <text:p>2556977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7031120" calcext:value-type="float">
            <text:p>2557031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7036668" calcext:value-type="float">
            <text:p>2557036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7044755" calcext:value-type="float">
            <text:p>2557044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7045670" calcext:value-type="float">
            <text:p>2557045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60786034" calcext:value-type="float">
            <text:p>2560786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71061025" calcext:value-type="float">
            <text:p>2571061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72628609" calcext:value-type="float">
            <text:p>25726286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194157" calcext:value-type="float">
            <text:p>2556194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6976468" calcext:value-type="float">
            <text:p>25569764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054402" calcext:value-type="float">
            <text:p>2557054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15846" calcext:value-type="float">
            <text:p>2557115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31265" calcext:value-type="float">
            <text:p>255713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32506" calcext:value-type="float">
            <text:p>25571325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50270" calcext:value-type="float">
            <text:p>2557150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60069" calcext:value-type="float">
            <text:p>2557160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219576" calcext:value-type="float">
            <text:p>2557219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408496" calcext:value-type="float">
            <text:p>2557408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970457" calcext:value-type="float">
            <text:p>255797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8341369" calcext:value-type="float">
            <text:p>2558341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8520261" calcext:value-type="float">
            <text:p>2558520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8779456" calcext:value-type="float">
            <text:p>2558779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9216469" calcext:value-type="float">
            <text:p>25592164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9231384" calcext:value-type="float">
            <text:p>2559231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0048928" calcext:value-type="float">
            <text:p>2560048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0115815" calcext:value-type="float">
            <text:p>25601158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0644463" calcext:value-type="float">
            <text:p>2560644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0788197" calcext:value-type="float">
            <text:p>2560788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1006910" calcext:value-type="float">
            <text:p>2561006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74161123" calcext:value-type="float">
            <text:p>257416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4995749" calcext:value-type="float">
            <text:p>25549957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5283866" calcext:value-type="float">
            <text:p>2555283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5421009" calcext:value-type="float">
            <text:p>2555421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5435627" calcext:value-type="float">
            <text:p>25554356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5593731" calcext:value-type="float">
            <text:p>25555937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079558" calcext:value-type="float">
            <text:p>2556079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248438" calcext:value-type="float">
            <text:p>2556248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450690" calcext:value-type="float">
            <text:p>25564506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960916" calcext:value-type="float">
            <text:p>2556960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977793" calcext:value-type="float">
            <text:p>25569777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032783" calcext:value-type="float">
            <text:p>2557032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039963" calcext:value-type="float">
            <text:p>2557039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047074" calcext:value-type="float">
            <text:p>25570470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048462" calcext:value-type="float">
            <text:p>2557048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110788" calcext:value-type="float">
            <text:p>2557110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116818" calcext:value-type="float">
            <text:p>2557116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123084" calcext:value-type="float">
            <text:p>25571230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123979" calcext:value-type="float">
            <text:p>2557123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60787011" calcext:value-type="float">
            <text:p>2560787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71118596" calcext:value-type="float">
            <text:p>2571118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72631244" calcext:value-type="float">
            <text:p>2572631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4992540" calcext:value-type="float">
            <text:p>25549925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226378" calcext:value-type="float">
            <text:p>25552263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283111" calcext:value-type="float">
            <text:p>2555283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419763" calcext:value-type="float">
            <text:p>2555419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435010" calcext:value-type="float">
            <text:p>2555435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519506" calcext:value-type="float">
            <text:p>25555195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592827" calcext:value-type="float">
            <text:p>2555592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078356" calcext:value-type="float">
            <text:p>2556078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183100" calcext:value-type="float">
            <text:p>2556183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247546" calcext:value-type="float">
            <text:p>2556247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281296" calcext:value-type="float">
            <text:p>2556281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449983" calcext:value-type="float">
            <text:p>2556449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960087" calcext:value-type="float">
            <text:p>255696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977097" calcext:value-type="float">
            <text:p>25569770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7031112" calcext:value-type="float">
            <text:p>2557031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7036665" calcext:value-type="float">
            <text:p>2557036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7044767" calcext:value-type="float">
            <text:p>2557044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7045681" calcext:value-type="float">
            <text:p>25570456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60786031" calcext:value-type="float">
            <text:p>25607860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71089485" calcext:value-type="float">
            <text:p>2571089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72628611" calcext:value-type="float">
            <text:p>25726286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4995750" calcext:value-type="float">
            <text:p>2554995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283864" calcext:value-type="float">
            <text:p>25552838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421007" calcext:value-type="float">
            <text:p>2555421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435620" calcext:value-type="float">
            <text:p>25554356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593727" calcext:value-type="float">
            <text:p>25555937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079559" calcext:value-type="float">
            <text:p>25560795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248441" calcext:value-type="float">
            <text:p>25562484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450682" calcext:value-type="float">
            <text:p>25564506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960921" calcext:value-type="float">
            <text:p>25569609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977789" calcext:value-type="float">
            <text:p>25569777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032782" calcext:value-type="float">
            <text:p>2557032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039960" calcext:value-type="float">
            <text:p>2557039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047071" calcext:value-type="float">
            <text:p>2557047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048458" calcext:value-type="float">
            <text:p>25570484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110793" calcext:value-type="float">
            <text:p>25571107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116816" calcext:value-type="float">
            <text:p>2557116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123071" calcext:value-type="float">
            <text:p>2557123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123980" calcext:value-type="float">
            <text:p>2557123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60787017" calcext:value-type="float">
            <text:p>2560787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71130378" calcext:value-type="float">
            <text:p>25711303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72631250" calcext:value-type="float">
            <text:p>2572631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001110" calcext:value-type="float">
            <text:p>2555001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5285683" calcext:value-type="float">
            <text:p>2555285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5424122" calcext:value-type="float">
            <text:p>2555424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5595976" calcext:value-type="float">
            <text:p>2555595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082012" calcext:value-type="float">
            <text:p>255608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249641" calcext:value-type="float">
            <text:p>2556249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452512" calcext:value-type="float">
            <text:p>2556452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962848" calcext:value-type="float">
            <text:p>2556962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979284" calcext:value-type="float">
            <text:p>2556979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036652" calcext:value-type="float">
            <text:p>2557036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049518" calcext:value-type="float">
            <text:p>2557049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051630" calcext:value-type="float">
            <text:p>2557051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13470" calcext:value-type="float">
            <text:p>2557113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27890" calcext:value-type="float">
            <text:p>2557127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27893" calcext:value-type="float">
            <text:p>2557127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43384" calcext:value-type="float">
            <text:p>2557143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58601" calcext:value-type="float">
            <text:p>2557158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401751" calcext:value-type="float">
            <text:p>2557401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74149516" calcext:value-type="float">
            <text:p>2574149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74406375" calcext:value-type="float">
            <text:p>2574406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5001112" calcext:value-type="float">
            <text:p>255500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5285686" calcext:value-type="float">
            <text:p>2555285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5424130" calcext:value-type="float">
            <text:p>2555424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5595981" calcext:value-type="float">
            <text:p>2555595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082016" calcext:value-type="float">
            <text:p>255608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249642" calcext:value-type="float">
            <text:p>25562496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452513" calcext:value-type="float">
            <text:p>2556452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962840" calcext:value-type="float">
            <text:p>25569628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979288" calcext:value-type="float">
            <text:p>2556979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036655" calcext:value-type="float">
            <text:p>25570366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049520" calcext:value-type="float">
            <text:p>2557049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051634" calcext:value-type="float">
            <text:p>2557051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13472" calcext:value-type="float">
            <text:p>2557113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27892" calcext:value-type="float">
            <text:p>2557127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27900" calcext:value-type="float">
            <text:p>2557127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43388" calcext:value-type="float">
            <text:p>2557143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58599" calcext:value-type="float">
            <text:p>25571585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401756" calcext:value-type="float">
            <text:p>25574017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74149498" calcext:value-type="float">
            <text:p>2574149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74406392" calcext:value-type="float">
            <text:p>2574406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4998693" calcext:value-type="float">
            <text:p>2554998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284794" calcext:value-type="float">
            <text:p>2555284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422214" calcext:value-type="float">
            <text:p>255542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437309" calcext:value-type="float">
            <text:p>2555437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594763" calcext:value-type="float">
            <text:p>2555594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080807" calcext:value-type="float">
            <text:p>2556080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248918" calcext:value-type="float">
            <text:p>255624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451792" calcext:value-type="float">
            <text:p>2556451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961476" calcext:value-type="float">
            <text:p>2556961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978541" calcext:value-type="float">
            <text:p>2556978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033525" calcext:value-type="float">
            <text:p>25570335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042672" calcext:value-type="float">
            <text:p>2557042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047957" calcext:value-type="float">
            <text:p>2557047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049981" calcext:value-type="float">
            <text:p>2557049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111749" calcext:value-type="float">
            <text:p>2557111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124080" calcext:value-type="float">
            <text:p>2557124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126546" calcext:value-type="float">
            <text:p>2557126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139683" calcext:value-type="float">
            <text:p>2557139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60787729" calcext:value-type="float">
            <text:p>25607877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71533491" calcext:value-type="float">
            <text:p>2571533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72765707" calcext:value-type="float">
            <text:p>2572765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001107" calcext:value-type="float">
            <text:p>255500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5285684" calcext:value-type="float">
            <text:p>2555285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5424120" calcext:value-type="float">
            <text:p>2555424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5595984" calcext:value-type="float">
            <text:p>2555595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082008" calcext:value-type="float">
            <text:p>255608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249643" calcext:value-type="float">
            <text:p>2556249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452510" calcext:value-type="float">
            <text:p>25564525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962843" calcext:value-type="float">
            <text:p>2556962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979299" calcext:value-type="float">
            <text:p>2556979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036654" calcext:value-type="float">
            <text:p>25570366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049519" calcext:value-type="float">
            <text:p>25570495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051628" calcext:value-type="float">
            <text:p>25570516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13476" calcext:value-type="float">
            <text:p>2557113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27888" calcext:value-type="float">
            <text:p>2557127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27897" calcext:value-type="float">
            <text:p>2557127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43386" calcext:value-type="float">
            <text:p>2557143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58603" calcext:value-type="float">
            <text:p>2557158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401754" calcext:value-type="float">
            <text:p>2557401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72805995" calcext:value-type="float">
            <text:p>2572805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73124537" calcext:value-type="float">
            <text:p>2573124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194153" calcext:value-type="float">
            <text:p>2556194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6976463" calcext:value-type="float">
            <text:p>2556976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054404" calcext:value-type="float">
            <text:p>2557054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15854" calcext:value-type="float">
            <text:p>2557115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31267" calcext:value-type="float">
            <text:p>2557131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32507" calcext:value-type="float">
            <text:p>2557132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50266" calcext:value-type="float">
            <text:p>2557150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60040" calcext:value-type="float">
            <text:p>2557160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219586" calcext:value-type="float">
            <text:p>2557219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408493" calcext:value-type="float">
            <text:p>2557408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970453" calcext:value-type="float">
            <text:p>2557970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8341370" calcext:value-type="float">
            <text:p>2558341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8520259" calcext:value-type="float">
            <text:p>2558520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8779468" calcext:value-type="float">
            <text:p>25587794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9216461" calcext:value-type="float">
            <text:p>2559216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9231383" calcext:value-type="float">
            <text:p>2559231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0048926" calcext:value-type="float">
            <text:p>2560048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0115813" calcext:value-type="float">
            <text:p>2560115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0644449" calcext:value-type="float">
            <text:p>2560644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0788201" calcext:value-type="float">
            <text:p>2560788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1006914" calcext:value-type="float">
            <text:p>2561006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74161121" calcext:value-type="float">
            <text:p>2574161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6083268" calcext:value-type="float">
            <text:p>2556083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190497" calcext:value-type="float">
            <text:p>25561904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250349" calcext:value-type="float">
            <text:p>25562503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453370" calcext:value-type="float">
            <text:p>25564533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963808" calcext:value-type="float">
            <text:p>2556963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973909" calcext:value-type="float">
            <text:p>2556973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980088" calcext:value-type="float">
            <text:p>255698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037743" calcext:value-type="float">
            <text:p>2557037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051172" calcext:value-type="float">
            <text:p>2557051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053355" calcext:value-type="float">
            <text:p>2557053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14843" calcext:value-type="float">
            <text:p>2557114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30439" calcext:value-type="float">
            <text:p>25571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31047" calcext:value-type="float">
            <text:p>2557131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47182" calcext:value-type="float">
            <text:p>2557147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59438" calcext:value-type="float">
            <text:p>2557159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218838" calcext:value-type="float">
            <text:p>25572188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402802" calcext:value-type="float">
            <text:p>25574028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969464" calcext:value-type="float">
            <text:p>2557969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74154334" calcext:value-type="float">
            <text:p>2574154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74418445" calcext:value-type="float">
            <text:p>25744184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54199" calcext:value-type="float">
            <text:p>2557154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7160419" calcext:value-type="float">
            <text:p>2557160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7409227" calcext:value-type="float">
            <text:p>2557409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7971042" calcext:value-type="float">
            <text:p>25579710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8341716" calcext:value-type="float">
            <text:p>2558341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8520687" calcext:value-type="float">
            <text:p>2558520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8779599" calcext:value-type="float">
            <text:p>2558779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9216979" calcext:value-type="float">
            <text:p>25592169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9232105" calcext:value-type="float">
            <text:p>2559232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0049652" calcext:value-type="float">
            <text:p>2560049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0116655" calcext:value-type="float">
            <text:p>2560116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0789027" calcext:value-type="float">
            <text:p>2560789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0967226" calcext:value-type="float">
            <text:p>2560967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1008724" calcext:value-type="float">
            <text:p>2561008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1685689" calcext:value-type="float">
            <text:p>2561685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2026868" calcext:value-type="float">
            <text:p>2562026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2475940" calcext:value-type="float">
            <text:p>2562475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74168137" calcext:value-type="float">
            <text:p>2574168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74433838" calcext:value-type="float">
            <text:p>2574433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74754303" calcext:value-type="float">
            <text:p>2574754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4998713" calcext:value-type="float">
            <text:p>2554998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5284790" calcext:value-type="float">
            <text:p>2555284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5422219" calcext:value-type="float">
            <text:p>2555422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5437310" calcext:value-type="float">
            <text:p>2555437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5594761" calcext:value-type="float">
            <text:p>25555947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080806" calcext:value-type="float">
            <text:p>2556080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248921" calcext:value-type="float">
            <text:p>2556248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451781" calcext:value-type="float">
            <text:p>2556451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961472" calcext:value-type="float">
            <text:p>2556961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978540" calcext:value-type="float">
            <text:p>2556978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033509" calcext:value-type="float">
            <text:p>2557033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042675" calcext:value-type="float">
            <text:p>2557042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047954" calcext:value-type="float">
            <text:p>25570479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049987" calcext:value-type="float">
            <text:p>2557049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111750" calcext:value-type="float">
            <text:p>2557111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124109" calcext:value-type="float">
            <text:p>2557124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126539" calcext:value-type="float">
            <text:p>2557126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139687" calcext:value-type="float">
            <text:p>25571396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60787726" calcext:value-type="float">
            <text:p>2560787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71148049" calcext:value-type="float">
            <text:p>2571148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72633295" calcext:value-type="float">
            <text:p>2572633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4995752" calcext:value-type="float">
            <text:p>2554995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5283858" calcext:value-type="float">
            <text:p>2555283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5421008" calcext:value-type="float">
            <text:p>255542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5435624" calcext:value-type="float">
            <text:p>2555435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5593728" calcext:value-type="float">
            <text:p>2555593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079560" calcext:value-type="float">
            <text:p>2556079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248446" calcext:value-type="float">
            <text:p>2556248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450687" calcext:value-type="float">
            <text:p>25564506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960923" calcext:value-type="float">
            <text:p>2556960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977783" calcext:value-type="float">
            <text:p>2556977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032780" calcext:value-type="float">
            <text:p>2557032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039956" calcext:value-type="float">
            <text:p>2557039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047080" calcext:value-type="float">
            <text:p>2557047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048454" calcext:value-type="float">
            <text:p>2557048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110789" calcext:value-type="float">
            <text:p>25571107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116812" calcext:value-type="float">
            <text:p>2557116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123101" calcext:value-type="float">
            <text:p>2557123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123981" calcext:value-type="float">
            <text:p>2557123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60787021" calcext:value-type="float">
            <text:p>2560787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71118594" calcext:value-type="float">
            <text:p>25711185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72631258" calcext:value-type="float">
            <text:p>2572631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4998699" calcext:value-type="float">
            <text:p>25549986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5284796" calcext:value-type="float">
            <text:p>25552847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5422205" calcext:value-type="float">
            <text:p>2555422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5437308" calcext:value-type="float">
            <text:p>2555437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5594768" calcext:value-type="float">
            <text:p>25555947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080804" calcext:value-type="float">
            <text:p>25560808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248919" calcext:value-type="float">
            <text:p>255624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451786" calcext:value-type="float">
            <text:p>25564517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961474" calcext:value-type="float">
            <text:p>25569614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978537" calcext:value-type="float">
            <text:p>25569785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033505" calcext:value-type="float">
            <text:p>25570335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042668" calcext:value-type="float">
            <text:p>2557042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047960" calcext:value-type="float">
            <text:p>25570479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049979" calcext:value-type="float">
            <text:p>25570499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111751" calcext:value-type="float">
            <text:p>2557111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124092" calcext:value-type="float">
            <text:p>2557124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126543" calcext:value-type="float">
            <text:p>25571265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139685" calcext:value-type="float">
            <text:p>25571396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60787717" calcext:value-type="float">
            <text:p>2560787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71134117" calcext:value-type="float">
            <text:p>2571134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72633299" calcext:value-type="float">
            <text:p>2572633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4992543" calcext:value-type="float">
            <text:p>25549925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226375" calcext:value-type="float">
            <text:p>25552263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283116" calcext:value-type="float">
            <text:p>2555283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419767" calcext:value-type="float">
            <text:p>25554197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435038" calcext:value-type="float">
            <text:p>2555435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519507" calcext:value-type="float">
            <text:p>25555195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592823" calcext:value-type="float">
            <text:p>2555592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078359" calcext:value-type="float">
            <text:p>2556078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183093" calcext:value-type="float">
            <text:p>2556183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247542" calcext:value-type="float">
            <text:p>2556247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281298" calcext:value-type="float">
            <text:p>255628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449984" calcext:value-type="float">
            <text:p>2556449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960082" calcext:value-type="float">
            <text:p>2556960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977093" calcext:value-type="float">
            <text:p>2556977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7031115" calcext:value-type="float">
            <text:p>2557031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7036671" calcext:value-type="float">
            <text:p>25570366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7044758" calcext:value-type="float">
            <text:p>2557044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7045698" calcext:value-type="float">
            <text:p>2557045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60786025" calcext:value-type="float">
            <text:p>2560786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71075209" calcext:value-type="float">
            <text:p>2571075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72628616" calcext:value-type="float">
            <text:p>2572628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74439864" calcext:value-type="float">
            <text:p>2574439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4765162" calcext:value-type="float">
            <text:p>2574765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5558968" calcext:value-type="float">
            <text:p>2575558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5696592" calcext:value-type="float">
            <text:p>25756965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6039779" calcext:value-type="float">
            <text:p>2576039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6105673" calcext:value-type="float">
            <text:p>257610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7421514" calcext:value-type="float">
            <text:p>25774215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8156368" calcext:value-type="float">
            <text:p>25781563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9152767" calcext:value-type="float">
            <text:p>2579152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0385475" calcext:value-type="float">
            <text:p>2580385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1001144" calcext:value-type="float">
            <text:p>2581001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2296823" calcext:value-type="float">
            <text:p>2582296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2813560" calcext:value-type="float">
            <text:p>25828135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2814783" calcext:value-type="float">
            <text:p>25828147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5328700" calcext:value-type="float">
            <text:p>2585328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5396619" calcext:value-type="float">
            <text:p>2585396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5535241" calcext:value-type="float">
            <text:p>2585535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90816152" calcext:value-type="float">
            <text:p>2590816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0828013" calcext:value-type="float">
            <text:p>2570828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0973850" calcext:value-type="float">
            <text:p>25709738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053015" calcext:value-type="float">
            <text:p>2571053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372904" calcext:value-type="float">
            <text:p>2571372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460693" calcext:value-type="float">
            <text:p>2571460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592410" calcext:value-type="float">
            <text:p>2571592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697127" calcext:value-type="float">
            <text:p>2571697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806981" calcext:value-type="float">
            <text:p>2571806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900570" calcext:value-type="float">
            <text:p>2571900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037799" calcext:value-type="float">
            <text:p>2572037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151236" calcext:value-type="float">
            <text:p>2572151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576729" calcext:value-type="float">
            <text:p>25725767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732331" calcext:value-type="float">
            <text:p>2572732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765887" calcext:value-type="float">
            <text:p>2572765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097752" calcext:value-type="float">
            <text:p>2573097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232146" calcext:value-type="float">
            <text:p>2573232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474407" calcext:value-type="float">
            <text:p>2573474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557220" calcext:value-type="float">
            <text:p>2573557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771781" calcext:value-type="float">
            <text:p>25737717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842585" calcext:value-type="float">
            <text:p>2573842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877258" calcext:value-type="float">
            <text:p>2573877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0852008" calcext:value-type="float">
            <text:p>257085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108095" calcext:value-type="float">
            <text:p>2571108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413378" calcext:value-type="float">
            <text:p>2571413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484551" calcext:value-type="float">
            <text:p>2571484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606352" calcext:value-type="float">
            <text:p>2571606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727664" calcext:value-type="float">
            <text:p>25717276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828789" calcext:value-type="float">
            <text:p>25718287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932910" calcext:value-type="float">
            <text:p>2571932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060023" calcext:value-type="float">
            <text:p>2572060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160025" calcext:value-type="float">
            <text:p>2572160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587232" calcext:value-type="float">
            <text:p>2572587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744365" calcext:value-type="float">
            <text:p>2572744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779410" calcext:value-type="float">
            <text:p>2572779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107203" calcext:value-type="float">
            <text:p>2573107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251503" calcext:value-type="float">
            <text:p>25732515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509350" calcext:value-type="float">
            <text:p>2573509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567727" calcext:value-type="float">
            <text:p>2573567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784088" calcext:value-type="float">
            <text:p>2573784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869450" calcext:value-type="float">
            <text:p>2573869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888344" calcext:value-type="float">
            <text:p>2573888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0848944" calcext:value-type="float">
            <text:p>25708489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103007" calcext:value-type="float">
            <text:p>2571103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409001" calcext:value-type="float">
            <text:p>257140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479813" calcext:value-type="float">
            <text:p>25714798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602757" calcext:value-type="float">
            <text:p>2571602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720353" calcext:value-type="float">
            <text:p>257172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822976" calcext:value-type="float">
            <text:p>25718229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929408" calcext:value-type="float">
            <text:p>2571929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055956" calcext:value-type="float">
            <text:p>2572055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157906" calcext:value-type="float">
            <text:p>2572157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585547" calcext:value-type="float">
            <text:p>2572585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742926" calcext:value-type="float">
            <text:p>2572742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776759" calcext:value-type="float">
            <text:p>2572776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105349" calcext:value-type="float">
            <text:p>2573105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240488" calcext:value-type="float">
            <text:p>25732404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500128" calcext:value-type="float">
            <text:p>2573500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564170" calcext:value-type="float">
            <text:p>2573564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781301" calcext:value-type="float">
            <text:p>2573781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867999" calcext:value-type="float">
            <text:p>2573867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886687" calcext:value-type="float">
            <text:p>25738866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0889685" calcext:value-type="float">
            <text:p>2570889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530380" calcext:value-type="float">
            <text:p>2571530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625836" calcext:value-type="float">
            <text:p>25716258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759914" calcext:value-type="float">
            <text:p>2571759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862834" calcext:value-type="float">
            <text:p>2571862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964386" calcext:value-type="float">
            <text:p>2571964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2763561" calcext:value-type="float">
            <text:p>2572763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2802159" calcext:value-type="float">
            <text:p>2572802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122041" calcext:value-type="float">
            <text:p>2573122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276493" calcext:value-type="float">
            <text:p>25732764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593737" calcext:value-type="float">
            <text:p>2573593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814929" calcext:value-type="float">
            <text:p>2573814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899795" calcext:value-type="float">
            <text:p>2573899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054412" calcext:value-type="float">
            <text:p>2574054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144414" calcext:value-type="float">
            <text:p>2574144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398486" calcext:value-type="float">
            <text:p>2574398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640118" calcext:value-type="float">
            <text:p>2574640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742658" calcext:value-type="float">
            <text:p>2574742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5549393" calcext:value-type="float">
            <text:p>2575549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5684968" calcext:value-type="float">
            <text:p>25756849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0848942" calcext:value-type="float">
            <text:p>25708489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089453" calcext:value-type="float">
            <text:p>25710894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408989" calcext:value-type="float">
            <text:p>25714089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479809" calcext:value-type="float">
            <text:p>2571479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602753" calcext:value-type="float">
            <text:p>2571602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720349" calcext:value-type="float">
            <text:p>2571720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822984" calcext:value-type="float">
            <text:p>2571822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929400" calcext:value-type="float">
            <text:p>2571929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055960" calcext:value-type="float">
            <text:p>2572055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157897" calcext:value-type="float">
            <text:p>2572157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585550" calcext:value-type="float">
            <text:p>257258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742919" calcext:value-type="float">
            <text:p>2572742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776760" calcext:value-type="float">
            <text:p>2572776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105346" calcext:value-type="float">
            <text:p>2573105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240492" calcext:value-type="float">
            <text:p>25732404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500126" calcext:value-type="float">
            <text:p>2573500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564174" calcext:value-type="float">
            <text:p>2573564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781312" calcext:value-type="float">
            <text:p>2573781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868004" calcext:value-type="float">
            <text:p>2573868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886684" calcext:value-type="float">
            <text:p>2573886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0891996" calcext:value-type="float">
            <text:p>2570891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1628625" calcext:value-type="float">
            <text:p>25716286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1765576" calcext:value-type="float">
            <text:p>25717655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1866134" calcext:value-type="float">
            <text:p>2571866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1967032" calcext:value-type="float">
            <text:p>2571967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3280756" calcext:value-type="float">
            <text:p>2573280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3595126" calcext:value-type="float">
            <text:p>2573595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3818189" calcext:value-type="float">
            <text:p>2573818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3901807" calcext:value-type="float">
            <text:p>25739018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056575" calcext:value-type="float">
            <text:p>25740565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147426" calcext:value-type="float">
            <text:p>25741474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402390" calcext:value-type="float">
            <text:p>25744023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647022" calcext:value-type="float">
            <text:p>2574647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744092" calcext:value-type="float">
            <text:p>2574744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5551214" calcext:value-type="float">
            <text:p>2575551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5687175" calcext:value-type="float">
            <text:p>2575687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5812851" calcext:value-type="float">
            <text:p>2575812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6029832" calcext:value-type="float">
            <text:p>25760298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6091417" calcext:value-type="float">
            <text:p>2576091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7407904" calcext:value-type="float">
            <text:p>2577407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154329" calcext:value-type="float">
            <text:p>2574154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4418453" calcext:value-type="float">
            <text:p>25744184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4746822" calcext:value-type="float">
            <text:p>25747468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4752141" calcext:value-type="float">
            <text:p>2574752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5553863" calcext:value-type="float">
            <text:p>25755538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5690895" calcext:value-type="float">
            <text:p>2575690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6031243" calcext:value-type="float">
            <text:p>2576031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6094074" calcext:value-type="float">
            <text:p>2576094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7411388" calcext:value-type="float">
            <text:p>2577411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8121512" calcext:value-type="float">
            <text:p>2578121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9132689" calcext:value-type="float">
            <text:p>2579132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0380920" calcext:value-type="float">
            <text:p>2580380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0992751" calcext:value-type="float">
            <text:p>25809927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2289902" calcext:value-type="float">
            <text:p>2582289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2786703" calcext:value-type="float">
            <text:p>25827867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2804991" calcext:value-type="float">
            <text:p>25828049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5322899" calcext:value-type="float">
            <text:p>2585322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5389490" calcext:value-type="float">
            <text:p>2585389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5524136" calcext:value-type="float">
            <text:p>2585524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9146856" calcext:value-type="float">
            <text:p>2589146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4436395" calcext:value-type="float">
            <text:p>2574436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4763048" calcext:value-type="float">
            <text:p>2574763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5557820" calcext:value-type="float">
            <text:p>25755578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5694548" calcext:value-type="float">
            <text:p>2575694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6039781" calcext:value-type="float">
            <text:p>2576039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6105670" calcext:value-type="float">
            <text:p>25761056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7421517" calcext:value-type="float">
            <text:p>2577421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8153197" calcext:value-type="float">
            <text:p>2578153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9147602" calcext:value-type="float">
            <text:p>2579147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0384625" calcext:value-type="float">
            <text:p>2580384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0999351" calcext:value-type="float">
            <text:p>2580999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2295812" calcext:value-type="float">
            <text:p>25822958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2794702" calcext:value-type="float">
            <text:p>25827947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2811756" calcext:value-type="float">
            <text:p>2582811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5327680" calcext:value-type="float">
            <text:p>2585327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5395398" calcext:value-type="float">
            <text:p>25853953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5532105" calcext:value-type="float">
            <text:p>2585532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90816156" calcext:value-type="float">
            <text:p>2590816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0851992" calcext:value-type="float">
            <text:p>2570851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103002" calcext:value-type="float">
            <text:p>2571103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413376" calcext:value-type="float">
            <text:p>2571413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484545" calcext:value-type="float">
            <text:p>2571484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606341" calcext:value-type="float">
            <text:p>2571606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727659" calcext:value-type="float">
            <text:p>2571727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828818" calcext:value-type="float">
            <text:p>2571828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932905" calcext:value-type="float">
            <text:p>2571932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060019" calcext:value-type="float">
            <text:p>2572060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160018" calcext:value-type="float">
            <text:p>2572160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587236" calcext:value-type="float">
            <text:p>2572587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744361" calcext:value-type="float">
            <text:p>2572744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779438" calcext:value-type="float">
            <text:p>2572779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107207" calcext:value-type="float">
            <text:p>2573107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251511" calcext:value-type="float">
            <text:p>2573251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509346" calcext:value-type="float">
            <text:p>2573509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567725" calcext:value-type="float">
            <text:p>2573567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784090" calcext:value-type="float">
            <text:p>2573784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869447" calcext:value-type="float">
            <text:p>25738694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888350" calcext:value-type="float">
            <text:p>2573888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0883807" calcext:value-type="float">
            <text:p>2570883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148046" calcext:value-type="float">
            <text:p>2571148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450144" calcext:value-type="float">
            <text:p>2571450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524187" calcext:value-type="float">
            <text:p>2571524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619779" calcext:value-type="float">
            <text:p>2571619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753998" calcext:value-type="float">
            <text:p>2571753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855985" calcext:value-type="float">
            <text:p>2571855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962593" calcext:value-type="float">
            <text:p>2571962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2633298" calcext:value-type="float">
            <text:p>257263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2762189" calcext:value-type="float">
            <text:p>2572762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2798591" calcext:value-type="float">
            <text:p>25727985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118634" calcext:value-type="float">
            <text:p>2573118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268855" calcext:value-type="float">
            <text:p>25732688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590884" calcext:value-type="float">
            <text:p>2573590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803829" calcext:value-type="float">
            <text:p>2573803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878196" calcext:value-type="float">
            <text:p>2573878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897841" calcext:value-type="float">
            <text:p>2573897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4052984" calcext:value-type="float">
            <text:p>2574052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4141939" calcext:value-type="float">
            <text:p>2574141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4393648" calcext:value-type="float">
            <text:p>2574393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4614272" calcext:value-type="float">
            <text:p>2574614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0865251" calcext:value-type="float">
            <text:p>2570865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130372" calcext:value-type="float">
            <text:p>2571130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427276" calcext:value-type="float">
            <text:p>2571427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508176" calcext:value-type="float">
            <text:p>2571508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614226" calcext:value-type="float">
            <text:p>2571614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743344" calcext:value-type="float">
            <text:p>2571743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840686" calcext:value-type="float">
            <text:p>2571840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953162" calcext:value-type="float">
            <text:p>2571953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2077520" calcext:value-type="float">
            <text:p>2572077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2751248" calcext:value-type="float">
            <text:p>2572751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2792579" calcext:value-type="float">
            <text:p>2572792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113962" calcext:value-type="float">
            <text:p>25731139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264322" calcext:value-type="float">
            <text:p>2573264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581051" calcext:value-type="float">
            <text:p>257358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797579" calcext:value-type="float">
            <text:p>25737975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873322" calcext:value-type="float">
            <text:p>2573873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894248" calcext:value-type="float">
            <text:p>2573894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4049771" calcext:value-type="float">
            <text:p>2574049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4136292" calcext:value-type="float">
            <text:p>257413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4384958" calcext:value-type="float">
            <text:p>25743849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4602688" calcext:value-type="float">
            <text:p>25746026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0838284" calcext:value-type="float">
            <text:p>2570838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075222" calcext:value-type="float">
            <text:p>2571075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389043" calcext:value-type="float">
            <text:p>2571389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469445" calcext:value-type="float">
            <text:p>25714694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598313" calcext:value-type="float">
            <text:p>2571598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703334" calcext:value-type="float">
            <text:p>2571703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815653" calcext:value-type="float">
            <text:p>25718156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907762" calcext:value-type="float">
            <text:p>25719077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044319" calcext:value-type="float">
            <text:p>2572044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153331" calcext:value-type="float">
            <text:p>25721533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581973" calcext:value-type="float">
            <text:p>25725819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736401" calcext:value-type="float">
            <text:p>2572736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772030" calcext:value-type="float">
            <text:p>2572772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101495" calcext:value-type="float">
            <text:p>25731014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236476" calcext:value-type="float">
            <text:p>2573236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490452" calcext:value-type="float">
            <text:p>2573490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560901" calcext:value-type="float">
            <text:p>2573560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775464" calcext:value-type="float">
            <text:p>2573775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847301" calcext:value-type="float">
            <text:p>2573847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882815" calcext:value-type="float">
            <text:p>25738828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0838294" calcext:value-type="float">
            <text:p>2570838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082806" calcext:value-type="float">
            <text:p>2571082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389044" calcext:value-type="float">
            <text:p>25713890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469441" calcext:value-type="float">
            <text:p>2571469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598304" calcext:value-type="float">
            <text:p>2571598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703331" calcext:value-type="float">
            <text:p>25717033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815672" calcext:value-type="float">
            <text:p>2571815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907756" calcext:value-type="float">
            <text:p>2571907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044326" calcext:value-type="float">
            <text:p>2572044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153337" calcext:value-type="float">
            <text:p>2572153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581978" calcext:value-type="float">
            <text:p>25725819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736395" calcext:value-type="float">
            <text:p>2572736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772033" calcext:value-type="float">
            <text:p>2572772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101487" calcext:value-type="float">
            <text:p>25731014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236472" calcext:value-type="float">
            <text:p>25732364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490446" calcext:value-type="float">
            <text:p>257349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560924" calcext:value-type="float">
            <text:p>2573560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775473" calcext:value-type="float">
            <text:p>25737754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847304" calcext:value-type="float">
            <text:p>25738473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882817" calcext:value-type="float">
            <text:p>2573882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0881762" calcext:value-type="float">
            <text:p>25708817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134119" calcext:value-type="float">
            <text:p>2571134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433348" calcext:value-type="float">
            <text:p>2571433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511312" calcext:value-type="float">
            <text:p>2571511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617059" calcext:value-type="float">
            <text:p>2571617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748379" calcext:value-type="float">
            <text:p>2571748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851884" calcext:value-type="float">
            <text:p>2571851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960046" calcext:value-type="float">
            <text:p>2571960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2082556" calcext:value-type="float">
            <text:p>2572082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2760970" calcext:value-type="float">
            <text:p>25727609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2796010" calcext:value-type="float">
            <text:p>2572796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116383" calcext:value-type="float">
            <text:p>2573116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266438" calcext:value-type="float">
            <text:p>25732664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589192" calcext:value-type="float">
            <text:p>2573589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801302" calcext:value-type="float">
            <text:p>2573801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877366" calcext:value-type="float">
            <text:p>25738773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896132" calcext:value-type="float">
            <text:p>2573896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051167" calcext:value-type="float">
            <text:p>257405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139294" calcext:value-type="float">
            <text:p>2574139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389227" calcext:value-type="float">
            <text:p>2574389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609137" calcext:value-type="float">
            <text:p>2574609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439867" calcext:value-type="float">
            <text:p>2574439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4763050" calcext:value-type="float">
            <text:p>2574763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5558980" calcext:value-type="float">
            <text:p>2575558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5696587" calcext:value-type="float">
            <text:p>25756965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6039774" calcext:value-type="float">
            <text:p>2576039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6105672" calcext:value-type="float">
            <text:p>2576105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7421520" calcext:value-type="float">
            <text:p>25774215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8156371" calcext:value-type="float">
            <text:p>2578156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9152778" calcext:value-type="float">
            <text:p>2579152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0385479" calcext:value-type="float">
            <text:p>2580385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1001146" calcext:value-type="float">
            <text:p>2581001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2296817" calcext:value-type="float">
            <text:p>2582296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2813565" calcext:value-type="float">
            <text:p>2582813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2814770" calcext:value-type="float">
            <text:p>2582814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5328694" calcext:value-type="float">
            <text:p>25853286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5396630" calcext:value-type="float">
            <text:p>2585396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5535237" calcext:value-type="float">
            <text:p>2585535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90816154" calcext:value-type="float">
            <text:p>2590816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4436393" calcext:value-type="float">
            <text:p>2574436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4763052" calcext:value-type="float">
            <text:p>2574763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5557829" calcext:value-type="float">
            <text:p>2575557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5694546" calcext:value-type="float">
            <text:p>25756945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6037844" calcext:value-type="float">
            <text:p>2576037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6102997" calcext:value-type="float">
            <text:p>2576102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7417499" calcext:value-type="float">
            <text:p>25774174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8153192" calcext:value-type="float">
            <text:p>2578153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9147598" calcext:value-type="float">
            <text:p>2579147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0384623" calcext:value-type="float">
            <text:p>25803846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0999348" calcext:value-type="float">
            <text:p>2580999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2295821" calcext:value-type="float">
            <text:p>25822958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2794707" calcext:value-type="float">
            <text:p>2582794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2811761" calcext:value-type="float">
            <text:p>25828117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5327683" calcext:value-type="float">
            <text:p>25853276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5395399" calcext:value-type="float">
            <text:p>25853953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5532098" calcext:value-type="float">
            <text:p>2585532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90813429" calcext:value-type="float">
            <text:p>2590813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0828007" calcext:value-type="float">
            <text:p>2570828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0973853" calcext:value-type="float">
            <text:p>2570973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053024" calcext:value-type="float">
            <text:p>2571053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372897" calcext:value-type="float">
            <text:p>2571372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460711" calcext:value-type="float">
            <text:p>2571460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592407" calcext:value-type="float">
            <text:p>2571592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697124" calcext:value-type="float">
            <text:p>2571697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806987" calcext:value-type="float">
            <text:p>2571806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900577" calcext:value-type="float">
            <text:p>2571900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037795" calcext:value-type="float">
            <text:p>25720377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151235" calcext:value-type="float">
            <text:p>2572151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576733" calcext:value-type="float">
            <text:p>2572576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732344" calcext:value-type="float">
            <text:p>2572732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765878" calcext:value-type="float">
            <text:p>2572765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097748" calcext:value-type="float">
            <text:p>2573097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232155" calcext:value-type="float">
            <text:p>2573232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474396" calcext:value-type="float">
            <text:p>2573474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557218" calcext:value-type="float">
            <text:p>2573557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771779" calcext:value-type="float">
            <text:p>25737717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842579" calcext:value-type="float">
            <text:p>2573842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877244" calcext:value-type="float">
            <text:p>2573877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0845355" calcext:value-type="float">
            <text:p>2570845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082817" calcext:value-type="float">
            <text:p>25710828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393394" calcext:value-type="float">
            <text:p>25713933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473881" calcext:value-type="float">
            <text:p>2571473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600375" calcext:value-type="float">
            <text:p>2571600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705887" calcext:value-type="float">
            <text:p>2571705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819605" calcext:value-type="float">
            <text:p>25718196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921830" calcext:value-type="float">
            <text:p>2571921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051862" calcext:value-type="float">
            <text:p>2572051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154316" calcext:value-type="float">
            <text:p>2572154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584043" calcext:value-type="float">
            <text:p>25725840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740594" calcext:value-type="float">
            <text:p>25727405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773957" calcext:value-type="float">
            <text:p>25727739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103535" calcext:value-type="float">
            <text:p>25731035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238588" calcext:value-type="float">
            <text:p>2573238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494821" calcext:value-type="float">
            <text:p>25734948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562903" calcext:value-type="float">
            <text:p>2573562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778028" calcext:value-type="float">
            <text:p>2573778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851199" calcext:value-type="float">
            <text:p>2573851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884973" calcext:value-type="float">
            <text:p>2573884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0831659" calcext:value-type="float">
            <text:p>25708316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0978258" calcext:value-type="float">
            <text:p>2570978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061016" calcext:value-type="float">
            <text:p>257106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376983" calcext:value-type="float">
            <text:p>25713769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464692" calcext:value-type="float">
            <text:p>2571464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595535" calcext:value-type="float">
            <text:p>25715955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700930" calcext:value-type="float">
            <text:p>2571700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811011" calcext:value-type="float">
            <text:p>2571811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904602" calcext:value-type="float">
            <text:p>2571904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040839" calcext:value-type="float">
            <text:p>25720408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152187" calcext:value-type="float">
            <text:p>2572152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578803" calcext:value-type="float">
            <text:p>25725788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734305" calcext:value-type="float">
            <text:p>2572734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769732" calcext:value-type="float">
            <text:p>25727697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099887" calcext:value-type="float">
            <text:p>2573099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234362" calcext:value-type="float">
            <text:p>2573234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483130" calcext:value-type="float">
            <text:p>2573483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558739" calcext:value-type="float">
            <text:p>25735587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773332" calcext:value-type="float">
            <text:p>2573773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844160" calcext:value-type="float">
            <text:p>2573844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879595" calcext:value-type="float">
            <text:p>2573879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0892002" calcext:value-type="float">
            <text:p>257089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533486" calcext:value-type="float">
            <text:p>2571533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628617" calcext:value-type="float">
            <text:p>25716286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765565" calcext:value-type="float">
            <text:p>2571765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866131" calcext:value-type="float">
            <text:p>2571866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967041" calcext:value-type="float">
            <text:p>2571967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2765696" calcext:value-type="float">
            <text:p>25727656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2805987" calcext:value-type="float">
            <text:p>25728059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124538" calcext:value-type="float">
            <text:p>25731245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280758" calcext:value-type="float">
            <text:p>25732807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595122" calcext:value-type="float">
            <text:p>2573595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818195" calcext:value-type="float">
            <text:p>2573818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901790" calcext:value-type="float">
            <text:p>2573901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056583" calcext:value-type="float">
            <text:p>2574056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147431" calcext:value-type="float">
            <text:p>2574147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402401" calcext:value-type="float">
            <text:p>2574402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647025" calcext:value-type="float">
            <text:p>2574647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742663" calcext:value-type="float">
            <text:p>25747426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5551217" calcext:value-type="float">
            <text:p>2575551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5687181" calcext:value-type="float">
            <text:p>2575687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0862548" calcext:value-type="float">
            <text:p>25708625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125167" calcext:value-type="float">
            <text:p>2571125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423356" calcext:value-type="float">
            <text:p>2571423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500874" calcext:value-type="float">
            <text:p>2571500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611723" calcext:value-type="float">
            <text:p>25716117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740436" calcext:value-type="float">
            <text:p>257174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835807" calcext:value-type="float">
            <text:p>2571835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945120" calcext:value-type="float">
            <text:p>2571945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073018" calcext:value-type="float">
            <text:p>2572073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162762" calcext:value-type="float">
            <text:p>25721627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590252" calcext:value-type="float">
            <text:p>2572590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749148" calcext:value-type="float">
            <text:p>2572749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785743" calcext:value-type="float">
            <text:p>2572785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111533" calcext:value-type="float">
            <text:p>25731115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262016" calcext:value-type="float">
            <text:p>257326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572876" calcext:value-type="float">
            <text:p>2573572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794951" calcext:value-type="float">
            <text:p>2573794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871655" calcext:value-type="float">
            <text:p>2573871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892237" calcext:value-type="float">
            <text:p>2573892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4047284" calcext:value-type="float">
            <text:p>2574047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4133822" calcext:value-type="float">
            <text:p>2574133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0831661" calcext:value-type="float">
            <text:p>2570831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0978260" calcext:value-type="float">
            <text:p>2570978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075216" calcext:value-type="float">
            <text:p>2571075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376991" calcext:value-type="float">
            <text:p>25713769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464668" calcext:value-type="float">
            <text:p>2571464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595532" calcext:value-type="float">
            <text:p>25715955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700921" calcext:value-type="float">
            <text:p>25717009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811010" calcext:value-type="float">
            <text:p>2571811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904598" calcext:value-type="float">
            <text:p>2571904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040841" calcext:value-type="float">
            <text:p>25720408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152186" calcext:value-type="float">
            <text:p>2572152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578801" calcext:value-type="float">
            <text:p>25725788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734298" calcext:value-type="float">
            <text:p>25727342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769728" calcext:value-type="float">
            <text:p>2572769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099892" calcext:value-type="float">
            <text:p>2573099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234379" calcext:value-type="float">
            <text:p>2573234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483125" calcext:value-type="float">
            <text:p>2573483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558728" calcext:value-type="float">
            <text:p>2573558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773323" calcext:value-type="float">
            <text:p>2573773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844151" calcext:value-type="float">
            <text:p>2573844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879591" calcext:value-type="float">
            <text:p>25738795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0857515" calcext:value-type="float">
            <text:p>2570857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115174" calcext:value-type="float">
            <text:p>2571115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419280" calcext:value-type="float">
            <text:p>2571419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491059" calcext:value-type="float">
            <text:p>2571491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609028" calcext:value-type="float">
            <text:p>2571609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734126" calcext:value-type="float">
            <text:p>2571734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831915" calcext:value-type="float">
            <text:p>2571831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941093" calcext:value-type="float">
            <text:p>25719410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067637" calcext:value-type="float">
            <text:p>25720676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160977" calcext:value-type="float">
            <text:p>2572160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589326" calcext:value-type="float">
            <text:p>2572589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747337" calcext:value-type="float">
            <text:p>2572747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782931" calcext:value-type="float">
            <text:p>2572782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109714" calcext:value-type="float">
            <text:p>2573109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254215" calcext:value-type="float">
            <text:p>2573254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529925" calcext:value-type="float">
            <text:p>2573529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571546" calcext:value-type="float">
            <text:p>2573571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787629" calcext:value-type="float">
            <text:p>2573787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870794" calcext:value-type="float">
            <text:p>2573870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890267" calcext:value-type="float">
            <text:p>25738902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4154326" calcext:value-type="float">
            <text:p>2574154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4418439" calcext:value-type="float">
            <text:p>2574418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4746844" calcext:value-type="float">
            <text:p>2574746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4752149" calcext:value-type="float">
            <text:p>2574752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5553850" calcext:value-type="float">
            <text:p>2575553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5690893" calcext:value-type="float">
            <text:p>2575690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6031247" calcext:value-type="float">
            <text:p>25760312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6094073" calcext:value-type="float">
            <text:p>2576094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7411397" calcext:value-type="float">
            <text:p>2577411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8121520" calcext:value-type="float">
            <text:p>257812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9132694" calcext:value-type="float">
            <text:p>25791326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0380918" calcext:value-type="float">
            <text:p>2580380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0992747" calcext:value-type="float">
            <text:p>2580992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2289912" calcext:value-type="float">
            <text:p>2582289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2786696" calcext:value-type="float">
            <text:p>2582786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2804994" calcext:value-type="float">
            <text:p>2582804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5322892" calcext:value-type="float">
            <text:p>2585322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5389487" calcext:value-type="float">
            <text:p>2585389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5524113" calcext:value-type="float">
            <text:p>2585524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9146855" calcext:value-type="float">
            <text:p>25891468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0845346" calcext:value-type="float">
            <text:p>2570845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089464" calcext:value-type="float">
            <text:p>2571089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393381" calcext:value-type="float">
            <text:p>2571393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473884" calcext:value-type="float">
            <text:p>2571473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600377" calcext:value-type="float">
            <text:p>25716003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705863" calcext:value-type="float">
            <text:p>25717058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819611" calcext:value-type="float">
            <text:p>25718196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921824" calcext:value-type="float">
            <text:p>25719218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051867" calcext:value-type="float">
            <text:p>2572051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154306" calcext:value-type="float">
            <text:p>2572154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584035" calcext:value-type="float">
            <text:p>2572584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740590" calcext:value-type="float">
            <text:p>2572740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773960" calcext:value-type="float">
            <text:p>2572773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103532" calcext:value-type="float">
            <text:p>25731035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238582" calcext:value-type="float">
            <text:p>25732385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494852" calcext:value-type="float">
            <text:p>2573494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562908" calcext:value-type="float">
            <text:p>2573562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778037" calcext:value-type="float">
            <text:p>2573778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851184" calcext:value-type="float">
            <text:p>2573851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884981" calcext:value-type="float">
            <text:p>25738849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0828018" calcext:value-type="float">
            <text:p>2570828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0973852" calcext:value-type="float">
            <text:p>2570973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053021" calcext:value-type="float">
            <text:p>2571053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372891" calcext:value-type="float">
            <text:p>2571372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460705" calcext:value-type="float">
            <text:p>25714607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592402" calcext:value-type="float">
            <text:p>2571592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697122" calcext:value-type="float">
            <text:p>2571697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806991" calcext:value-type="float">
            <text:p>2571806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900574" calcext:value-type="float">
            <text:p>2571900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037789" calcext:value-type="float">
            <text:p>2572037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151233" calcext:value-type="float">
            <text:p>2572151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576726" calcext:value-type="float">
            <text:p>2572576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732339" calcext:value-type="float">
            <text:p>2572732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765883" calcext:value-type="float">
            <text:p>2572765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097742" calcext:value-type="float">
            <text:p>2573097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232151" calcext:value-type="float">
            <text:p>2573232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474401" calcext:value-type="float">
            <text:p>2573474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557219" calcext:value-type="float">
            <text:p>2573557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771783" calcext:value-type="float">
            <text:p>2573771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842592" calcext:value-type="float">
            <text:p>25738425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877250" calcext:value-type="float">
            <text:p>2573877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0831658" calcext:value-type="float">
            <text:p>2570831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0978263" calcext:value-type="float">
            <text:p>2570978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061012" calcext:value-type="float">
            <text:p>257106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376987" calcext:value-type="float">
            <text:p>2571376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464680" calcext:value-type="float">
            <text:p>2571464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595534" calcext:value-type="float">
            <text:p>25715955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700923" calcext:value-type="float">
            <text:p>2571700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811014" calcext:value-type="float">
            <text:p>2571811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904593" calcext:value-type="float">
            <text:p>25719045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040837" calcext:value-type="float">
            <text:p>2572040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152184" calcext:value-type="float">
            <text:p>2572152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578799" calcext:value-type="float">
            <text:p>2572578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734296" calcext:value-type="float">
            <text:p>2572734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769730" calcext:value-type="float">
            <text:p>25727697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099882" calcext:value-type="float">
            <text:p>25730998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234391" calcext:value-type="float">
            <text:p>2573234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483126" calcext:value-type="float">
            <text:p>2573483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558736" calcext:value-type="float">
            <text:p>25735587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773327" calcext:value-type="float">
            <text:p>2573773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844170" calcext:value-type="float">
            <text:p>2573844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879586" calcext:value-type="float">
            <text:p>25738795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0865257" calcext:value-type="float">
            <text:p>2570865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125165" calcext:value-type="float">
            <text:p>2571125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427281" calcext:value-type="float">
            <text:p>25714272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508177" calcext:value-type="float">
            <text:p>2571508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614214" calcext:value-type="float">
            <text:p>2571614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743333" calcext:value-type="float">
            <text:p>257174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840721" calcext:value-type="float">
            <text:p>25718407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953160" calcext:value-type="float">
            <text:p>2571953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2077526" calcext:value-type="float">
            <text:p>25720775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2751253" calcext:value-type="float">
            <text:p>2572751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2792585" calcext:value-type="float">
            <text:p>25727925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113970" calcext:value-type="float">
            <text:p>25731139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264318" calcext:value-type="float">
            <text:p>2573264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581059" calcext:value-type="float">
            <text:p>2573581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797581" calcext:value-type="float">
            <text:p>25737975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873321" calcext:value-type="float">
            <text:p>25738733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894252" calcext:value-type="float">
            <text:p>2573894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4049768" calcext:value-type="float">
            <text:p>25740497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4136287" calcext:value-type="float">
            <text:p>2574136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4384952" calcext:value-type="float">
            <text:p>2574384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4602690" calcext:value-type="float">
            <text:p>2574602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0889680" calcext:value-type="float">
            <text:p>25708896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533482" calcext:value-type="float">
            <text:p>2571533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625844" calcext:value-type="float">
            <text:p>2571625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759910" calcext:value-type="float">
            <text:p>2571759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862842" calcext:value-type="float">
            <text:p>25718628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964383" calcext:value-type="float">
            <text:p>2571964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2765702" calcext:value-type="float">
            <text:p>2572765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2802163" calcext:value-type="float">
            <text:p>2572802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122000" calcext:value-type="float">
            <text:p>257312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276486" calcext:value-type="float">
            <text:p>2573276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593730" calcext:value-type="float">
            <text:p>2573593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814938" calcext:value-type="float">
            <text:p>25738149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899793" calcext:value-type="float">
            <text:p>25738997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054414" calcext:value-type="float">
            <text:p>2574054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144423" calcext:value-type="float">
            <text:p>2574144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398494" calcext:value-type="float">
            <text:p>25743984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640124" calcext:value-type="float">
            <text:p>2574640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742666" calcext:value-type="float">
            <text:p>2574742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5549389" calcext:value-type="float">
            <text:p>25755493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5684962" calcext:value-type="float">
            <text:p>2575684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0865267" calcext:value-type="float">
            <text:p>2570865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130370" calcext:value-type="float">
            <text:p>2571130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427273" calcext:value-type="float">
            <text:p>2571427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508178" calcext:value-type="float">
            <text:p>2571508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614219" calcext:value-type="float">
            <text:p>2571614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743326" calcext:value-type="float">
            <text:p>2571743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840732" calcext:value-type="float">
            <text:p>25718407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953165" calcext:value-type="float">
            <text:p>2571953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2077537" calcext:value-type="float">
            <text:p>25720775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2751251" calcext:value-type="float">
            <text:p>2572751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2792583" calcext:value-type="float">
            <text:p>2572792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113974" calcext:value-type="float">
            <text:p>2573113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264325" calcext:value-type="float">
            <text:p>2573264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581055" calcext:value-type="float">
            <text:p>257358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797580" calcext:value-type="float">
            <text:p>2573797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873318" calcext:value-type="float">
            <text:p>2573873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894246" calcext:value-type="float">
            <text:p>2573894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049773" calcext:value-type="float">
            <text:p>2574049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136284" calcext:value-type="float">
            <text:p>25741362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384956" calcext:value-type="float">
            <text:p>2574384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602685" calcext:value-type="float">
            <text:p>25746026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439865" calcext:value-type="float">
            <text:p>2574439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4765154" calcext:value-type="float">
            <text:p>2574765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5558976" calcext:value-type="float">
            <text:p>2575558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5696582" calcext:value-type="float">
            <text:p>25756965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6040621" calcext:value-type="float">
            <text:p>2576040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6105671" calcext:value-type="float">
            <text:p>2576105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7421521" calcext:value-type="float">
            <text:p>25774215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8156364" calcext:value-type="float">
            <text:p>25781563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9152773" calcext:value-type="float">
            <text:p>2579152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0385472" calcext:value-type="float">
            <text:p>2580385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1001140" calcext:value-type="float">
            <text:p>258100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2296801" calcext:value-type="float">
            <text:p>2582296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2813569" calcext:value-type="float">
            <text:p>25828135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2814774" calcext:value-type="float">
            <text:p>2582814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5328697" calcext:value-type="float">
            <text:p>25853286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5396615" calcext:value-type="float">
            <text:p>25853966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5535233" calcext:value-type="float">
            <text:p>2585535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90817714" calcext:value-type="float">
            <text:p>2590817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0892010" calcext:value-type="float">
            <text:p>257089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1628627" calcext:value-type="float">
            <text:p>2571628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1765571" calcext:value-type="float">
            <text:p>2571765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1866129" calcext:value-type="float">
            <text:p>2571866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1967028" calcext:value-type="float">
            <text:p>2571967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2805980" calcext:value-type="float">
            <text:p>2572805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124536" calcext:value-type="float">
            <text:p>2573124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280762" calcext:value-type="float">
            <text:p>2573280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595113" calcext:value-type="float">
            <text:p>2573595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818191" calcext:value-type="float">
            <text:p>2573818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901802" calcext:value-type="float">
            <text:p>2573901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056590" calcext:value-type="float">
            <text:p>2574056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147436" calcext:value-type="float">
            <text:p>2574147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402393" calcext:value-type="float">
            <text:p>2574402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647030" calcext:value-type="float">
            <text:p>2574647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744096" calcext:value-type="float">
            <text:p>2574744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5551212" calcext:value-type="float">
            <text:p>2575551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5687179" calcext:value-type="float">
            <text:p>2575687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5812847" calcext:value-type="float">
            <text:p>2575812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6029831" calcext:value-type="float">
            <text:p>2576029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0892006" calcext:value-type="float">
            <text:p>257089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533489" calcext:value-type="float">
            <text:p>2571533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628622" calcext:value-type="float">
            <text:p>2571628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765568" calcext:value-type="float">
            <text:p>2571765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866126" calcext:value-type="float">
            <text:p>2571866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967035" calcext:value-type="float">
            <text:p>2571967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2765717" calcext:value-type="float">
            <text:p>2572765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2805985" calcext:value-type="float">
            <text:p>2572805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124539" calcext:value-type="float">
            <text:p>2573124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280760" calcext:value-type="float">
            <text:p>2573280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595117" calcext:value-type="float">
            <text:p>2573595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818188" calcext:value-type="float">
            <text:p>2573818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901785" calcext:value-type="float">
            <text:p>2573901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056566" calcext:value-type="float">
            <text:p>2574056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147444" calcext:value-type="float">
            <text:p>2574147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402395" calcext:value-type="float">
            <text:p>2574402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647033" calcext:value-type="float">
            <text:p>2574647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742665" calcext:value-type="float">
            <text:p>2574742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5551210" calcext:value-type="float">
            <text:p>257555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5687183" calcext:value-type="float">
            <text:p>2575687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0881779" calcext:value-type="float">
            <text:p>25708817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134123" calcext:value-type="float">
            <text:p>2571134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433342" calcext:value-type="float">
            <text:p>2571433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511302" calcext:value-type="float">
            <text:p>2571511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617055" calcext:value-type="float">
            <text:p>2571617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748402" calcext:value-type="float">
            <text:p>2571748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851887" calcext:value-type="float">
            <text:p>2571851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960048" calcext:value-type="float">
            <text:p>257196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2082560" calcext:value-type="float">
            <text:p>2572082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2760972" calcext:value-type="float">
            <text:p>2572760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2796013" calcext:value-type="float">
            <text:p>2572796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116376" calcext:value-type="float">
            <text:p>2573116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266434" calcext:value-type="float">
            <text:p>2573266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589219" calcext:value-type="float">
            <text:p>2573589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801294" calcext:value-type="float">
            <text:p>2573801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877365" calcext:value-type="float">
            <text:p>2573877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896129" calcext:value-type="float">
            <text:p>2573896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4051171" calcext:value-type="float">
            <text:p>2574051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4139279" calcext:value-type="float">
            <text:p>25741392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4389240" calcext:value-type="float">
            <text:p>2574389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4609135" calcext:value-type="float">
            <text:p>2574609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0883809" calcext:value-type="float">
            <text:p>2570883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450125" calcext:value-type="float">
            <text:p>2571450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524183" calcext:value-type="float">
            <text:p>2571524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619790" calcext:value-type="float">
            <text:p>2571619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754010" calcext:value-type="float">
            <text:p>2571754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855990" calcext:value-type="float">
            <text:p>2571855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962580" calcext:value-type="float">
            <text:p>2571962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2762197" calcext:value-type="float">
            <text:p>2572762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2798592" calcext:value-type="float">
            <text:p>2572798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118619" calcext:value-type="float">
            <text:p>2573118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268899" calcext:value-type="float">
            <text:p>257326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590881" calcext:value-type="float">
            <text:p>2573590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803834" calcext:value-type="float">
            <text:p>2573803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878184" calcext:value-type="float">
            <text:p>2573878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897836" calcext:value-type="float">
            <text:p>25738978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052986" calcext:value-type="float">
            <text:p>2574052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141928" calcext:value-type="float">
            <text:p>2574141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393653" calcext:value-type="float">
            <text:p>2574393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614282" calcext:value-type="float">
            <text:p>2574614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733044" calcext:value-type="float">
            <text:p>2574733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0865262" calcext:value-type="float">
            <text:p>2570865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130374" calcext:value-type="float">
            <text:p>2571130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427279" calcext:value-type="float">
            <text:p>2571427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508175" calcext:value-type="float">
            <text:p>2571508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614222" calcext:value-type="float">
            <text:p>2571614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743321" calcext:value-type="float">
            <text:p>2571743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840710" calcext:value-type="float">
            <text:p>2571840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953157" calcext:value-type="float">
            <text:p>2571953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2077530" calcext:value-type="float">
            <text:p>2572077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2751255" calcext:value-type="float">
            <text:p>2572751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2792577" calcext:value-type="float">
            <text:p>2572792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113967" calcext:value-type="float">
            <text:p>2573113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264316" calcext:value-type="float">
            <text:p>2573264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581063" calcext:value-type="float">
            <text:p>257358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797577" calcext:value-type="float">
            <text:p>25737975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873320" calcext:value-type="float">
            <text:p>2573873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894250" calcext:value-type="float">
            <text:p>2573894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4049762" calcext:value-type="float">
            <text:p>2574049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4136282" calcext:value-type="float">
            <text:p>2574136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4384955" calcext:value-type="float">
            <text:p>2574384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4602692" calcext:value-type="float">
            <text:p>2574602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0881783" calcext:value-type="float">
            <text:p>2570881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134120" calcext:value-type="float">
            <text:p>2571134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433364" calcext:value-type="float">
            <text:p>2571433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511308" calcext:value-type="float">
            <text:p>25715113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617061" calcext:value-type="float">
            <text:p>2571617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748396" calcext:value-type="float">
            <text:p>2571748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851882" calcext:value-type="float">
            <text:p>2571851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960049" calcext:value-type="float">
            <text:p>257196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2082565" calcext:value-type="float">
            <text:p>2572082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2760968" calcext:value-type="float">
            <text:p>2572760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2796019" calcext:value-type="float">
            <text:p>2572796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116399" calcext:value-type="float">
            <text:p>2573116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266440" calcext:value-type="float">
            <text:p>2573266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589210" calcext:value-type="float">
            <text:p>2573589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801317" calcext:value-type="float">
            <text:p>2573801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877373" calcext:value-type="float">
            <text:p>2573877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896139" calcext:value-type="float">
            <text:p>2573896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4051163" calcext:value-type="float">
            <text:p>2574051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4139285" calcext:value-type="float">
            <text:p>257413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4389230" calcext:value-type="float">
            <text:p>2574389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4609131" calcext:value-type="float">
            <text:p>2574609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0889699" calcext:value-type="float">
            <text:p>2570889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530377" calcext:value-type="float">
            <text:p>2571530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625839" calcext:value-type="float">
            <text:p>25716258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759903" calcext:value-type="float">
            <text:p>2571759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862825" calcext:value-type="float">
            <text:p>257186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964379" calcext:value-type="float">
            <text:p>2571964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2763575" calcext:value-type="float">
            <text:p>2572763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2802155" calcext:value-type="float">
            <text:p>2572802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122008" calcext:value-type="float">
            <text:p>257312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276490" calcext:value-type="float">
            <text:p>2573276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593735" calcext:value-type="float">
            <text:p>2573593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814926" calcext:value-type="float">
            <text:p>2573814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899792" calcext:value-type="float">
            <text:p>25738997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054403" calcext:value-type="float">
            <text:p>2574054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144411" calcext:value-type="float">
            <text:p>2574144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398483" calcext:value-type="float">
            <text:p>25743984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640116" calcext:value-type="float">
            <text:p>2574640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733045" calcext:value-type="float">
            <text:p>2574733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5549374" calcext:value-type="float">
            <text:p>2575549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5684970" calcext:value-type="float">
            <text:p>25756849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159147" calcext:value-type="float">
            <text:p>2574159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4428244" calcext:value-type="float">
            <text:p>2574428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4754295" calcext:value-type="float">
            <text:p>2574754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4758158" calcext:value-type="float">
            <text:p>2574758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5555390" calcext:value-type="float">
            <text:p>2575555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5692169" calcext:value-type="float">
            <text:p>2575692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6035848" calcext:value-type="float">
            <text:p>2576035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6099521" calcext:value-type="float">
            <text:p>2576099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7415874" calcext:value-type="float">
            <text:p>2577415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8138995" calcext:value-type="float">
            <text:p>2578138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9135154" calcext:value-type="float">
            <text:p>257913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0381889" calcext:value-type="float">
            <text:p>2580381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0994499" calcext:value-type="float">
            <text:p>25809944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2291729" calcext:value-type="float">
            <text:p>2582291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2790875" calcext:value-type="float">
            <text:p>2582790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2807702" calcext:value-type="float">
            <text:p>25828077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5324880" calcext:value-type="float">
            <text:p>2585324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5391604" calcext:value-type="float">
            <text:p>25853916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5526716" calcext:value-type="float">
            <text:p>25855267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90811127" calcext:value-type="float">
            <text:p>2590811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0857510" calcext:value-type="float">
            <text:p>2570857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108103" calcext:value-type="float">
            <text:p>2571108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419278" calcext:value-type="float">
            <text:p>2571419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491053" calcext:value-type="float">
            <text:p>257149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609049" calcext:value-type="float">
            <text:p>2571609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734125" calcext:value-type="float">
            <text:p>2571734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831924" calcext:value-type="float">
            <text:p>2571831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941090" calcext:value-type="float">
            <text:p>2571941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067630" calcext:value-type="float">
            <text:p>25720676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160983" calcext:value-type="float">
            <text:p>2572160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589323" calcext:value-type="float">
            <text:p>2572589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747334" calcext:value-type="float">
            <text:p>2572747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782927" calcext:value-type="float">
            <text:p>25727829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109708" calcext:value-type="float">
            <text:p>25731097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254226" calcext:value-type="float">
            <text:p>2573254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529922" calcext:value-type="float">
            <text:p>2573529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571551" calcext:value-type="float">
            <text:p>25735715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787637" calcext:value-type="float">
            <text:p>25737876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870790" calcext:value-type="float">
            <text:p>2573870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890276" calcext:value-type="float">
            <text:p>2573890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4168150" calcext:value-type="float">
            <text:p>2574168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4433843" calcext:value-type="float">
            <text:p>25744338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4760855" calcext:value-type="float">
            <text:p>2574760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5556735" calcext:value-type="float">
            <text:p>25755567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5693454" calcext:value-type="float">
            <text:p>25756934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6035846" calcext:value-type="float">
            <text:p>2576035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6099519" calcext:value-type="float">
            <text:p>2576099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7415864" calcext:value-type="float">
            <text:p>2577415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8147557" calcext:value-type="float">
            <text:p>2578147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9138850" calcext:value-type="float">
            <text:p>2579138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0383484" calcext:value-type="float">
            <text:p>2580383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0997718" calcext:value-type="float">
            <text:p>25809977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2294371" calcext:value-type="float">
            <text:p>2582294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2793068" calcext:value-type="float">
            <text:p>2582793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2809675" calcext:value-type="float">
            <text:p>25828096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5326546" calcext:value-type="float">
            <text:p>2585326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5393243" calcext:value-type="float">
            <text:p>2585393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5529614" calcext:value-type="float">
            <text:p>2585529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90811121" calcext:value-type="float">
            <text:p>2590811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0857517" calcext:value-type="float">
            <text:p>2570857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115162" calcext:value-type="float">
            <text:p>2571115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419287" calcext:value-type="float">
            <text:p>2571419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491055" calcext:value-type="float">
            <text:p>257149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609043" calcext:value-type="float">
            <text:p>2571609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734124" calcext:value-type="float">
            <text:p>2571734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831917" calcext:value-type="float">
            <text:p>2571831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941089" calcext:value-type="float">
            <text:p>2571941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067649" calcext:value-type="float">
            <text:p>25720676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160981" calcext:value-type="float">
            <text:p>2572160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589322" calcext:value-type="float">
            <text:p>2572589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747331" calcext:value-type="float">
            <text:p>2572747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782930" calcext:value-type="float">
            <text:p>2572782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109718" calcext:value-type="float">
            <text:p>25731097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254218" calcext:value-type="float">
            <text:p>2573254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529929" calcext:value-type="float">
            <text:p>2573529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571541" calcext:value-type="float">
            <text:p>2573571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787631" calcext:value-type="float">
            <text:p>25737876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870792" calcext:value-type="float">
            <text:p>25738707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890248" calcext:value-type="float">
            <text:p>2573890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0851987" calcext:value-type="float">
            <text:p>2570851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108101" calcext:value-type="float">
            <text:p>2571108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413379" calcext:value-type="float">
            <text:p>25714133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484548" calcext:value-type="float">
            <text:p>25714845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606355" calcext:value-type="float">
            <text:p>2571606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727661" calcext:value-type="float">
            <text:p>2571727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828798" calcext:value-type="float">
            <text:p>25718287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932897" calcext:value-type="float">
            <text:p>2571932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060020" calcext:value-type="float">
            <text:p>2572060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160023" calcext:value-type="float">
            <text:p>2572160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587240" calcext:value-type="float">
            <text:p>2572587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744363" calcext:value-type="float">
            <text:p>25727443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779397" calcext:value-type="float">
            <text:p>2572779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107211" calcext:value-type="float">
            <text:p>2573107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251509" calcext:value-type="float">
            <text:p>2573251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509344" calcext:value-type="float">
            <text:p>2573509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567723" calcext:value-type="float">
            <text:p>2573567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784098" calcext:value-type="float">
            <text:p>2573784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869444" calcext:value-type="float">
            <text:p>25738694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888341" calcext:value-type="float">
            <text:p>25738883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0845349" calcext:value-type="float">
            <text:p>2570845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082813" calcext:value-type="float">
            <text:p>25710828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393398" calcext:value-type="float">
            <text:p>2571393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473887" calcext:value-type="float">
            <text:p>2571473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600380" calcext:value-type="float">
            <text:p>2571600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705898" calcext:value-type="float">
            <text:p>2571705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819621" calcext:value-type="float">
            <text:p>25718196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921827" calcext:value-type="float">
            <text:p>25719218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051870" calcext:value-type="float">
            <text:p>2572051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154297" calcext:value-type="float">
            <text:p>25721542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584039" calcext:value-type="float">
            <text:p>2572584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740588" calcext:value-type="float">
            <text:p>25727405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773954" calcext:value-type="float">
            <text:p>2572773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103539" calcext:value-type="float">
            <text:p>25731035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238585" calcext:value-type="float">
            <text:p>2573238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494807" calcext:value-type="float">
            <text:p>25734948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562899" calcext:value-type="float">
            <text:p>2573562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778043" calcext:value-type="float">
            <text:p>25737780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851187" calcext:value-type="float">
            <text:p>2573851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884975" calcext:value-type="float">
            <text:p>25738849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4156278" calcext:value-type="float">
            <text:p>2574156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4422116" calcext:value-type="float">
            <text:p>2574422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4749143" calcext:value-type="float">
            <text:p>2574749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4758153" calcext:value-type="float">
            <text:p>2574758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5555385" calcext:value-type="float">
            <text:p>2575555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5692165" calcext:value-type="float">
            <text:p>2575692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6033942" calcext:value-type="float">
            <text:p>2576033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6096518" calcext:value-type="float">
            <text:p>2576096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7414192" calcext:value-type="float">
            <text:p>2577414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8139000" calcext:value-type="float">
            <text:p>2578139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9135167" calcext:value-type="float">
            <text:p>2579135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0381908" calcext:value-type="float">
            <text:p>2580381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0994495" calcext:value-type="float">
            <text:p>25809944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2291724" calcext:value-type="float">
            <text:p>2582291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2790890" calcext:value-type="float">
            <text:p>2582790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2807708" calcext:value-type="float">
            <text:p>25828077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5324878" calcext:value-type="float">
            <text:p>2585324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5391603" calcext:value-type="float">
            <text:p>2585391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5526719" calcext:value-type="float">
            <text:p>25855267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90807945" calcext:value-type="float">
            <text:p>2590807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0838298" calcext:value-type="float">
            <text:p>25708382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082803" calcext:value-type="float">
            <text:p>25710828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389042" calcext:value-type="float">
            <text:p>2571389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469450" calcext:value-type="float">
            <text:p>2571469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598310" calcext:value-type="float">
            <text:p>2571598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703322" calcext:value-type="float">
            <text:p>2571703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815634" calcext:value-type="float">
            <text:p>2571815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907746" calcext:value-type="float">
            <text:p>2571907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044315" calcext:value-type="float">
            <text:p>2572044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153328" calcext:value-type="float">
            <text:p>2572153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581965" calcext:value-type="float">
            <text:p>25725819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736392" calcext:value-type="float">
            <text:p>2572736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772035" calcext:value-type="float">
            <text:p>2572772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101479" calcext:value-type="float">
            <text:p>25731014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236474" calcext:value-type="float">
            <text:p>25732364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490443" calcext:value-type="float">
            <text:p>257349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560935" calcext:value-type="float">
            <text:p>2573560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775470" calcext:value-type="float">
            <text:p>2573775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847307" calcext:value-type="float">
            <text:p>2573847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882818" calcext:value-type="float">
            <text:p>2573882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4436398" calcext:value-type="float">
            <text:p>25744363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4760854" calcext:value-type="float">
            <text:p>25747608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5557824" calcext:value-type="float">
            <text:p>2575557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5694549" calcext:value-type="float">
            <text:p>2575694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6037848" calcext:value-type="float">
            <text:p>2576037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6102995" calcext:value-type="float">
            <text:p>2576102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7417497" calcext:value-type="float">
            <text:p>2577417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8153200" calcext:value-type="float">
            <text:p>2578153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9147586" calcext:value-type="float">
            <text:p>25791475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0384621" calcext:value-type="float">
            <text:p>25803846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0999358" calcext:value-type="float">
            <text:p>2580999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2295818" calcext:value-type="float">
            <text:p>2582295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2794709" calcext:value-type="float">
            <text:p>2582794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2811745" calcext:value-type="float">
            <text:p>25828117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5327679" calcext:value-type="float">
            <text:p>2585327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5395396" calcext:value-type="float">
            <text:p>2585395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5532101" calcext:value-type="float">
            <text:p>2585532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90813417" calcext:value-type="float">
            <text:p>25908134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0848948" calcext:value-type="float">
            <text:p>25708489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103004" calcext:value-type="float">
            <text:p>2571103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409005" calcext:value-type="float">
            <text:p>2571409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479817" calcext:value-type="float">
            <text:p>2571479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602764" calcext:value-type="float">
            <text:p>2571602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720342" calcext:value-type="float">
            <text:p>2571720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822987" calcext:value-type="float">
            <text:p>2571822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929395" calcext:value-type="float">
            <text:p>2571929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055958" calcext:value-type="float">
            <text:p>2572055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157887" calcext:value-type="float">
            <text:p>2572157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585544" calcext:value-type="float">
            <text:p>25725855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742925" calcext:value-type="float">
            <text:p>2572742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776762" calcext:value-type="float">
            <text:p>2572776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105347" calcext:value-type="float">
            <text:p>2573105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240486" calcext:value-type="float">
            <text:p>2573240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500132" calcext:value-type="float">
            <text:p>2573500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564173" calcext:value-type="float">
            <text:p>2573564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781332" calcext:value-type="float">
            <text:p>2573781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868002" calcext:value-type="float">
            <text:p>2573868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886674" calcext:value-type="float">
            <text:p>25738866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0831657" calcext:value-type="float">
            <text:p>2570831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0978252" calcext:value-type="float">
            <text:p>2570978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061022" calcext:value-type="float">
            <text:p>2571061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376979" calcext:value-type="float">
            <text:p>25713769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464686" calcext:value-type="float">
            <text:p>2571464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595536" calcext:value-type="float">
            <text:p>2571595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700932" calcext:value-type="float">
            <text:p>2571700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811012" calcext:value-type="float">
            <text:p>2571811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904590" calcext:value-type="float">
            <text:p>2571904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040835" calcext:value-type="float">
            <text:p>25720408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152185" calcext:value-type="float">
            <text:p>2572152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578798" calcext:value-type="float">
            <text:p>25725787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734301" calcext:value-type="float">
            <text:p>257273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769725" calcext:value-type="float">
            <text:p>2572769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099896" calcext:value-type="float">
            <text:p>2573099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234384" calcext:value-type="float">
            <text:p>2573234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483128" calcext:value-type="float">
            <text:p>2573483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558725" calcext:value-type="float">
            <text:p>25735587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773325" calcext:value-type="float">
            <text:p>2573773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844143" calcext:value-type="float">
            <text:p>2573844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879603" calcext:value-type="float">
            <text:p>2573879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0862549" calcext:value-type="float">
            <text:p>25708625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125161" calcext:value-type="float">
            <text:p>2571125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423365" calcext:value-type="float">
            <text:p>2571423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500885" calcext:value-type="float">
            <text:p>2571500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611712" calcext:value-type="float">
            <text:p>2571611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740446" calcext:value-type="float">
            <text:p>257174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835803" calcext:value-type="float">
            <text:p>25718358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945119" calcext:value-type="float">
            <text:p>2571945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073022" calcext:value-type="float">
            <text:p>2572073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162753" calcext:value-type="float">
            <text:p>2572162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590245" calcext:value-type="float">
            <text:p>25725902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749151" calcext:value-type="float">
            <text:p>2572749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785749" calcext:value-type="float">
            <text:p>2572785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111529" calcext:value-type="float">
            <text:p>25731115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262014" calcext:value-type="float">
            <text:p>257326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572862" calcext:value-type="float">
            <text:p>25735728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794946" calcext:value-type="float">
            <text:p>2573794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871659" calcext:value-type="float">
            <text:p>25738716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892234" calcext:value-type="float">
            <text:p>2573892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4047268" calcext:value-type="float">
            <text:p>2574047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4133829" calcext:value-type="float">
            <text:p>2574133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4159132" calcext:value-type="float">
            <text:p>2574159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4428235" calcext:value-type="float">
            <text:p>2574428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4754299" calcext:value-type="float">
            <text:p>2574754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4758147" calcext:value-type="float">
            <text:p>2574758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5555399" calcext:value-type="float">
            <text:p>2575555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5692174" calcext:value-type="float">
            <text:p>2575692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6035845" calcext:value-type="float">
            <text:p>2576035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6096525" calcext:value-type="float">
            <text:p>2576096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7414171" calcext:value-type="float">
            <text:p>2577414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8138990" calcext:value-type="float">
            <text:p>2578138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9135174" calcext:value-type="float">
            <text:p>2579135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0381893" calcext:value-type="float">
            <text:p>2580381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0994492" calcext:value-type="float">
            <text:p>25809944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2291716" calcext:value-type="float">
            <text:p>2582291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2790885" calcext:value-type="float">
            <text:p>2582790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2807699" calcext:value-type="float">
            <text:p>25828076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5324887" calcext:value-type="float">
            <text:p>2585324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5391602" calcext:value-type="float">
            <text:p>2585391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5526722" calcext:value-type="float">
            <text:p>25855267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90811115" calcext:value-type="float">
            <text:p>259081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0883808" calcext:value-type="float">
            <text:p>25708838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450139" calcext:value-type="float">
            <text:p>2571450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524191" calcext:value-type="float">
            <text:p>2571524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619784" calcext:value-type="float">
            <text:p>25716197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754002" calcext:value-type="float">
            <text:p>2571754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855987" calcext:value-type="float">
            <text:p>2571855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962588" calcext:value-type="float">
            <text:p>2571962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2762187" calcext:value-type="float">
            <text:p>2572762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2798593" calcext:value-type="float">
            <text:p>2572798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118637" calcext:value-type="float">
            <text:p>25731186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268874" calcext:value-type="float">
            <text:p>257326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590883" calcext:value-type="float">
            <text:p>2573590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803836" calcext:value-type="float">
            <text:p>25738038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878193" calcext:value-type="float">
            <text:p>2573878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897839" calcext:value-type="float">
            <text:p>25738978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052983" calcext:value-type="float">
            <text:p>2574052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141942" calcext:value-type="float">
            <text:p>2574141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393637" calcext:value-type="float">
            <text:p>25743936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614254" calcext:value-type="float">
            <text:p>2574614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733046" calcext:value-type="float">
            <text:p>2574733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0838280" calcext:value-type="float">
            <text:p>2570838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075213" calcext:value-type="float">
            <text:p>2571075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389041" calcext:value-type="float">
            <text:p>2571389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469442" calcext:value-type="float">
            <text:p>2571469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598307" calcext:value-type="float">
            <text:p>2571598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703328" calcext:value-type="float">
            <text:p>2571703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815663" calcext:value-type="float">
            <text:p>2571815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907751" calcext:value-type="float">
            <text:p>2571907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044323" calcext:value-type="float">
            <text:p>2572044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153334" calcext:value-type="float">
            <text:p>2572153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581959" calcext:value-type="float">
            <text:p>2572581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736390" calcext:value-type="float">
            <text:p>2572736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772025" calcext:value-type="float">
            <text:p>257277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101490" calcext:value-type="float">
            <text:p>2573101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236468" calcext:value-type="float">
            <text:p>25732364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490455" calcext:value-type="float">
            <text:p>2573490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560889" calcext:value-type="float">
            <text:p>2573560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775466" calcext:value-type="float">
            <text:p>2573775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847298" calcext:value-type="float">
            <text:p>2573847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882812" calcext:value-type="float">
            <text:p>25738828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4436396" calcext:value-type="float">
            <text:p>2574436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4763056" calcext:value-type="float">
            <text:p>2574763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5557827" calcext:value-type="float">
            <text:p>2575557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5694550" calcext:value-type="float">
            <text:p>25756945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6039771" calcext:value-type="float">
            <text:p>2576039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6102999" calcext:value-type="float">
            <text:p>2576102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7417501" calcext:value-type="float">
            <text:p>257741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8153206" calcext:value-type="float">
            <text:p>2578153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9147595" calcext:value-type="float">
            <text:p>2579147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0384619" calcext:value-type="float">
            <text:p>25803846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0999361" calcext:value-type="float">
            <text:p>2580999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2295825" calcext:value-type="float">
            <text:p>2582295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2794705" calcext:value-type="float">
            <text:p>25827947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2811750" calcext:value-type="float">
            <text:p>2582811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5327685" calcext:value-type="float">
            <text:p>25853276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5395395" calcext:value-type="float">
            <text:p>2585395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5532100" calcext:value-type="float">
            <text:p>2585532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90816161" calcext:value-type="float">
            <text:p>2590816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4152189" calcext:value-type="float">
            <text:p>2574152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4411104" calcext:value-type="float">
            <text:p>2574411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4655621" calcext:value-type="float">
            <text:p>25746556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4746812" calcext:value-type="float">
            <text:p>2574746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5552406" calcext:value-type="float">
            <text:p>257555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5689422" calcext:value-type="float">
            <text:p>25756894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6031257" calcext:value-type="float">
            <text:p>2576031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6091423" calcext:value-type="float">
            <text:p>2576091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7407892" calcext:value-type="float">
            <text:p>2577407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8115524" calcext:value-type="float">
            <text:p>2578115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9128097" calcext:value-type="float">
            <text:p>2579128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0379398" calcext:value-type="float">
            <text:p>2580379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0990868" calcext:value-type="float">
            <text:p>2580990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2277034" calcext:value-type="float">
            <text:p>2582277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2781274" calcext:value-type="float">
            <text:p>2582781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2801041" calcext:value-type="float">
            <text:p>25828010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5320929" calcext:value-type="float">
            <text:p>25853209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5386580" calcext:value-type="float">
            <text:p>2585386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5520962" calcext:value-type="float">
            <text:p>2585520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9146859" calcext:value-type="float">
            <text:p>2589146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0828023" calcext:value-type="float">
            <text:p>2570828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0973854" calcext:value-type="float">
            <text:p>25709738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053019" calcext:value-type="float">
            <text:p>2571053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372876" calcext:value-type="float">
            <text:p>2571372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460687" calcext:value-type="float">
            <text:p>25714606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592412" calcext:value-type="float">
            <text:p>25715924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697126" calcext:value-type="float">
            <text:p>2571697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806995" calcext:value-type="float">
            <text:p>2571806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900561" calcext:value-type="float">
            <text:p>25719005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037782" calcext:value-type="float">
            <text:p>2572037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151237" calcext:value-type="float">
            <text:p>2572151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576731" calcext:value-type="float">
            <text:p>25725767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732342" calcext:value-type="float">
            <text:p>2572732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765881" calcext:value-type="float">
            <text:p>2572765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097745" calcext:value-type="float">
            <text:p>2573097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232153" calcext:value-type="float">
            <text:p>2573232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474405" calcext:value-type="float">
            <text:p>25734744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557222" calcext:value-type="float">
            <text:p>2573557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771786" calcext:value-type="float">
            <text:p>25737717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842588" calcext:value-type="float">
            <text:p>2573842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877265" calcext:value-type="float">
            <text:p>25738772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0848941" calcext:value-type="float">
            <text:p>25708489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102999" calcext:value-type="float">
            <text:p>2571102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409009" calcext:value-type="float">
            <text:p>2571409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479819" calcext:value-type="float">
            <text:p>2571479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602760" calcext:value-type="float">
            <text:p>2571602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720339" calcext:value-type="float">
            <text:p>2571720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822991" calcext:value-type="float">
            <text:p>2571822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929404" calcext:value-type="float">
            <text:p>2571929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055964" calcext:value-type="float">
            <text:p>2572055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157878" calcext:value-type="float">
            <text:p>2572157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585542" calcext:value-type="float">
            <text:p>25725855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742924" calcext:value-type="float">
            <text:p>2572742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776754" calcext:value-type="float">
            <text:p>2572776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105348" calcext:value-type="float">
            <text:p>2573105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240490" calcext:value-type="float">
            <text:p>2573240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500130" calcext:value-type="float">
            <text:p>2573500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564171" calcext:value-type="float">
            <text:p>2573564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781321" calcext:value-type="float">
            <text:p>2573781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868007" calcext:value-type="float">
            <text:p>2573868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886690" calcext:value-type="float">
            <text:p>25738866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0845343" calcext:value-type="float">
            <text:p>2570845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089475" calcext:value-type="float">
            <text:p>25710894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393386" calcext:value-type="float">
            <text:p>2571393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473876" calcext:value-type="float">
            <text:p>2571473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600383" calcext:value-type="float">
            <text:p>257160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705879" calcext:value-type="float">
            <text:p>2571705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819616" calcext:value-type="float">
            <text:p>2571819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921828" calcext:value-type="float">
            <text:p>25719218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051858" calcext:value-type="float">
            <text:p>25720518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154327" calcext:value-type="float">
            <text:p>2572154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584037" calcext:value-type="float">
            <text:p>2572584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740596" calcext:value-type="float">
            <text:p>2572740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773962" calcext:value-type="float">
            <text:p>25727739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103541" calcext:value-type="float">
            <text:p>2573103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238592" calcext:value-type="float">
            <text:p>25732385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494842" calcext:value-type="float">
            <text:p>25734948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562905" calcext:value-type="float">
            <text:p>2573562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778024" calcext:value-type="float">
            <text:p>2573778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851192" calcext:value-type="float">
            <text:p>2573851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884983" calcext:value-type="float">
            <text:p>2573884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0857505" calcext:value-type="float">
            <text:p>2570857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115156" calcext:value-type="float">
            <text:p>2571115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419275" calcext:value-type="float">
            <text:p>2571419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491057" calcext:value-type="float">
            <text:p>2571491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609036" calcext:value-type="float">
            <text:p>2571609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734127" calcext:value-type="float">
            <text:p>2571734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831921" calcext:value-type="float">
            <text:p>2571831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941088" calcext:value-type="float">
            <text:p>2571941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067643" calcext:value-type="float">
            <text:p>25720676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160985" calcext:value-type="float">
            <text:p>2572160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589325" calcext:value-type="float">
            <text:p>2572589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747341" calcext:value-type="float">
            <text:p>2572747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782929" calcext:value-type="float">
            <text:p>2572782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109704" calcext:value-type="float">
            <text:p>2573109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254223" calcext:value-type="float">
            <text:p>2573254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529927" calcext:value-type="float">
            <text:p>2573529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571558" calcext:value-type="float">
            <text:p>2573571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787633" calcext:value-type="float">
            <text:p>2573787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870796" calcext:value-type="float">
            <text:p>2573870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890258" calcext:value-type="float">
            <text:p>2573890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4156284" calcext:value-type="float">
            <text:p>2574156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4422120" calcext:value-type="float">
            <text:p>2574422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4749148" calcext:value-type="float">
            <text:p>257474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4758155" calcext:value-type="float">
            <text:p>2574758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5555381" calcext:value-type="float">
            <text:p>2575555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5692167" calcext:value-type="float">
            <text:p>2575692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6033925" calcext:value-type="float">
            <text:p>2576033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6096511" calcext:value-type="float">
            <text:p>2576096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7414202" calcext:value-type="float">
            <text:p>2577414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8138986" calcext:value-type="float">
            <text:p>2578138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9135146" calcext:value-type="float">
            <text:p>2579135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0381903" calcext:value-type="float">
            <text:p>2580381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0994488" calcext:value-type="float">
            <text:p>2580994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2291721" calcext:value-type="float">
            <text:p>25822917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2790871" calcext:value-type="float">
            <text:p>2582790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2807704" calcext:value-type="float">
            <text:p>25828077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5324885" calcext:value-type="float">
            <text:p>2585324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5391606" calcext:value-type="float">
            <text:p>25853916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5526713" calcext:value-type="float">
            <text:p>2585526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90807951" calcext:value-type="float">
            <text:p>25908079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0862544" calcext:value-type="float">
            <text:p>2570862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125169" calcext:value-type="float">
            <text:p>2571125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423360" calcext:value-type="float">
            <text:p>2571423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500881" calcext:value-type="float">
            <text:p>257150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611678" calcext:value-type="float">
            <text:p>2571611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740433" calcext:value-type="float">
            <text:p>2571740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835813" calcext:value-type="float">
            <text:p>2571835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945116" calcext:value-type="float">
            <text:p>2571945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073033" calcext:value-type="float">
            <text:p>2572073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162758" calcext:value-type="float">
            <text:p>25721627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590248" calcext:value-type="float">
            <text:p>2572590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749150" calcext:value-type="float">
            <text:p>2572749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785748" calcext:value-type="float">
            <text:p>25727857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111534" calcext:value-type="float">
            <text:p>2573111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262013" calcext:value-type="float">
            <text:p>257326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572872" calcext:value-type="float">
            <text:p>2573572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794953" calcext:value-type="float">
            <text:p>2573794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871666" calcext:value-type="float">
            <text:p>25738716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892232" calcext:value-type="float">
            <text:p>2573892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4047281" calcext:value-type="float">
            <text:p>2574047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4133816" calcext:value-type="float">
            <text:p>25741338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4161119" calcext:value-type="float">
            <text:p>2574161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4428255" calcext:value-type="float">
            <text:p>257442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4754292" calcext:value-type="float">
            <text:p>2574754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5556733" calcext:value-type="float">
            <text:p>2575556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5693451" calcext:value-type="float">
            <text:p>2575693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6035842" calcext:value-type="float">
            <text:p>2576035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6099518" calcext:value-type="float">
            <text:p>25760995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7415859" calcext:value-type="float">
            <text:p>2577415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8147556" calcext:value-type="float">
            <text:p>2578147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9138858" calcext:value-type="float">
            <text:p>25791388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0383480" calcext:value-type="float">
            <text:p>2580383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0997720" calcext:value-type="float">
            <text:p>25809977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2294380" calcext:value-type="float">
            <text:p>2582294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2793064" calcext:value-type="float">
            <text:p>2582793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2809686" calcext:value-type="float">
            <text:p>25828096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5326540" calcext:value-type="float">
            <text:p>2585326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5393241" calcext:value-type="float">
            <text:p>2585393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5529619" calcext:value-type="float">
            <text:p>25855296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90811119" calcext:value-type="float">
            <text:p>259081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0862551" calcext:value-type="float">
            <text:p>25708625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118590" calcext:value-type="float">
            <text:p>2571118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423362" calcext:value-type="float">
            <text:p>2571423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500878" calcext:value-type="float">
            <text:p>2571500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611692" calcext:value-type="float">
            <text:p>2571611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740442" calcext:value-type="float">
            <text:p>2571740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835797" calcext:value-type="float">
            <text:p>2571835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945122" calcext:value-type="float">
            <text:p>2571945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073028" calcext:value-type="float">
            <text:p>2572073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162755" calcext:value-type="float">
            <text:p>25721627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590251" calcext:value-type="float">
            <text:p>2572590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749147" calcext:value-type="float">
            <text:p>2572749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785747" calcext:value-type="float">
            <text:p>2572785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111531" calcext:value-type="float">
            <text:p>2573111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262011" calcext:value-type="float">
            <text:p>257326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572856" calcext:value-type="float">
            <text:p>2573572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794949" calcext:value-type="float">
            <text:p>2573794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871670" calcext:value-type="float">
            <text:p>25738716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892239" calcext:value-type="float">
            <text:p>25738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4047277" calcext:value-type="float">
            <text:p>2574047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4133811" calcext:value-type="float">
            <text:p>25741338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4168143" calcext:value-type="float">
            <text:p>2574168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4433839" calcext:value-type="float">
            <text:p>25744338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4760856" calcext:value-type="float">
            <text:p>25747608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5556728" calcext:value-type="float">
            <text:p>2575556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5693452" calcext:value-type="float">
            <text:p>2575693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6037836" calcext:value-type="float">
            <text:p>2576037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6099523" calcext:value-type="float">
            <text:p>25760995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7415880" calcext:value-type="float">
            <text:p>2577415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8147558" calcext:value-type="float">
            <text:p>25781475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9138856" calcext:value-type="float">
            <text:p>2579138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0383482" calcext:value-type="float">
            <text:p>2580383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0997722" calcext:value-type="float">
            <text:p>2580997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2294391" calcext:value-type="float">
            <text:p>2582294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2793073" calcext:value-type="float">
            <text:p>2582793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2809670" calcext:value-type="float">
            <text:p>2582809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5326545" calcext:value-type="float">
            <text:p>25853265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5393238" calcext:value-type="float">
            <text:p>2585393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5529608" calcext:value-type="float">
            <text:p>2585529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90813449" calcext:value-type="float">
            <text:p>2590813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4152196" calcext:value-type="float">
            <text:p>2574152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4411107" calcext:value-type="float">
            <text:p>2574411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4655609" calcext:value-type="float">
            <text:p>2574655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4744091" calcext:value-type="float">
            <text:p>2574744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5552408" calcext:value-type="float">
            <text:p>2575552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5689419" calcext:value-type="float">
            <text:p>2575689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5812848" calcext:value-type="float">
            <text:p>2575812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6029830" calcext:value-type="float">
            <text:p>2576029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6091421" calcext:value-type="float">
            <text:p>2576091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7407900" calcext:value-type="float">
            <text:p>2577407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8115512" calcext:value-type="float">
            <text:p>2578115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9128101" calcext:value-type="float">
            <text:p>2579128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0379393" calcext:value-type="float">
            <text:p>2580379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0990864" calcext:value-type="float">
            <text:p>25809908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2277031" calcext:value-type="float">
            <text:p>2582277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2781276" calcext:value-type="float">
            <text:p>258278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2801026" calcext:value-type="float">
            <text:p>258280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5320946" calcext:value-type="float">
            <text:p>2585320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5386595" calcext:value-type="float">
            <text:p>2585386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5520960" calcext:value-type="float">
            <text:p>2585520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0851998" calcext:value-type="float">
            <text:p>2570851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108097" calcext:value-type="float">
            <text:p>2571108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413377" calcext:value-type="float">
            <text:p>25714133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484552" calcext:value-type="float">
            <text:p>2571484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606345" calcext:value-type="float">
            <text:p>2571606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727662" calcext:value-type="float">
            <text:p>25717276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828805" calcext:value-type="float">
            <text:p>2571828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932901" calcext:value-type="float">
            <text:p>2571932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060021" calcext:value-type="float">
            <text:p>2572060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160028" calcext:value-type="float">
            <text:p>2572160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587245" calcext:value-type="float">
            <text:p>2572587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744367" calcext:value-type="float">
            <text:p>2572744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779429" calcext:value-type="float">
            <text:p>2572779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107215" calcext:value-type="float">
            <text:p>2573107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251505" calcext:value-type="float">
            <text:p>2573251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509348" calcext:value-type="float">
            <text:p>2573509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567721" calcext:value-type="float">
            <text:p>2573567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784095" calcext:value-type="float">
            <text:p>2573784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869439" calcext:value-type="float">
            <text:p>2573869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888347" calcext:value-type="float">
            <text:p>2573888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4168165" calcext:value-type="float">
            <text:p>2574168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4433841" calcext:value-type="float">
            <text:p>2574433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4760853" calcext:value-type="float">
            <text:p>2574760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5556730" calcext:value-type="float">
            <text:p>2575556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5693449" calcext:value-type="float">
            <text:p>2575693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6037840" calcext:value-type="float">
            <text:p>2576037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6103001" calcext:value-type="float">
            <text:p>2576103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7417500" calcext:value-type="float">
            <text:p>257741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8147555" calcext:value-type="float">
            <text:p>2578147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9138852" calcext:value-type="float">
            <text:p>2579138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0383486" calcext:value-type="float">
            <text:p>2580383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0997719" calcext:value-type="float">
            <text:p>2580997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2294406" calcext:value-type="float">
            <text:p>2582294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2793077" calcext:value-type="float">
            <text:p>2582793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2809693" calcext:value-type="float">
            <text:p>25828096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5326542" calcext:value-type="float">
            <text:p>2585326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5393245" calcext:value-type="float">
            <text:p>2585393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5529610" calcext:value-type="float">
            <text:p>2585529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90813437" calcext:value-type="float">
            <text:p>25908134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0889689" calcext:value-type="float">
            <text:p>25708896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530368" calcext:value-type="float">
            <text:p>2571530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625849" calcext:value-type="float">
            <text:p>25716258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759907" calcext:value-type="float">
            <text:p>2571759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862838" calcext:value-type="float">
            <text:p>25718628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964375" calcext:value-type="float">
            <text:p>2571964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2763570" calcext:value-type="float">
            <text:p>2572763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2802151" calcext:value-type="float">
            <text:p>2572802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122031" calcext:value-type="float">
            <text:p>2573122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276480" calcext:value-type="float">
            <text:p>2573276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593739" calcext:value-type="float">
            <text:p>25735937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814934" calcext:value-type="float">
            <text:p>2573814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899790" calcext:value-type="float">
            <text:p>2573899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054410" calcext:value-type="float">
            <text:p>2574054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144420" calcext:value-type="float">
            <text:p>2574144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398498" calcext:value-type="float">
            <text:p>2574398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640129" calcext:value-type="float">
            <text:p>2574640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733043" calcext:value-type="float">
            <text:p>2574733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5549385" calcext:value-type="float">
            <text:p>2575549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5684966" calcext:value-type="float">
            <text:p>25756849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149503" calcext:value-type="float">
            <text:p>2574149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4406380" calcext:value-type="float">
            <text:p>2574406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4655583" calcext:value-type="float">
            <text:p>2574655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4744095" calcext:value-type="float">
            <text:p>2574744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5552412" calcext:value-type="float">
            <text:p>2575552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5689429" calcext:value-type="float">
            <text:p>2575689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5812850" calcext:value-type="float">
            <text:p>2575812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6029827" calcext:value-type="float">
            <text:p>2576029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6091425" calcext:value-type="float">
            <text:p>2576091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7407887" calcext:value-type="float">
            <text:p>2577407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8115502" calcext:value-type="float">
            <text:p>2578115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9128088" calcext:value-type="float">
            <text:p>2579128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0379381" calcext:value-type="float">
            <text:p>25803793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0990860" calcext:value-type="float">
            <text:p>2580990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2277038" calcext:value-type="float">
            <text:p>2582277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2781266" calcext:value-type="float">
            <text:p>2582781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2801046" calcext:value-type="float">
            <text:p>25828010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5320942" calcext:value-type="float">
            <text:p>25853209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5386585" calcext:value-type="float">
            <text:p>2585386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5520959" calcext:value-type="float">
            <text:p>2585520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4152186" calcext:value-type="float">
            <text:p>2574152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4411112" calcext:value-type="float">
            <text:p>2574411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4655569" calcext:value-type="float">
            <text:p>2574655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4746833" calcext:value-type="float">
            <text:p>2574746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5552410" calcext:value-type="float">
            <text:p>2575552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5689416" calcext:value-type="float">
            <text:p>25756894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6031251" calcext:value-type="float">
            <text:p>2576031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6094076" calcext:value-type="float">
            <text:p>2576094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7411392" calcext:value-type="float">
            <text:p>2577411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8115519" calcext:value-type="float">
            <text:p>2578115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9128094" calcext:value-type="float">
            <text:p>2579128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0379373" calcext:value-type="float">
            <text:p>25803793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0990870" calcext:value-type="float">
            <text:p>2580990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2277028" calcext:value-type="float">
            <text:p>2582277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2781263" calcext:value-type="float">
            <text:p>2582781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2801038" calcext:value-type="float">
            <text:p>25828010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5320935" calcext:value-type="float">
            <text:p>2585320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5386591" calcext:value-type="float">
            <text:p>25853865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5520957" calcext:value-type="float">
            <text:p>25855209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9146857" calcext:value-type="float">
            <text:p>2589146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57042742" calcext:value-type="float">
            <text:p>2557042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f of John and Mary was underwater</text:p>
          </table:table-cell>
        </table:table-row>
        <table:table-row table:style-name="ro1">
          <table:table-cell office:value-type="float" office:value="2570883806" calcext:value-type="float">
            <text:p>2570883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148042" calcext:value-type="float">
            <text:p>2571148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450131" calcext:value-type="float">
            <text:p>2571450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524189" calcext:value-type="float">
            <text:p>2571524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619794" calcext:value-type="float">
            <text:p>25716197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754006" calcext:value-type="float">
            <text:p>2571754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855992" calcext:value-type="float">
            <text:p>2571855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962590" calcext:value-type="float">
            <text:p>2571962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2633297" calcext:value-type="float">
            <text:p>2572633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2762191" calcext:value-type="float">
            <text:p>2572762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2798594" calcext:value-type="float">
            <text:p>25727985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118623" calcext:value-type="float">
            <text:p>25731186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268884" calcext:value-type="float">
            <text:p>2573268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590880" calcext:value-type="float">
            <text:p>2573590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803838" calcext:value-type="float">
            <text:p>2573803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878194" calcext:value-type="float">
            <text:p>2573878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897834" calcext:value-type="float">
            <text:p>2573897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4052982" calcext:value-type="float">
            <text:p>25740529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4141936" calcext:value-type="float">
            <text:p>2574141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4393626" calcext:value-type="float">
            <text:p>25743936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4614263" calcext:value-type="float">
            <text:p>2574614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0881767" calcext:value-type="float">
            <text:p>2570881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148039" calcext:value-type="float">
            <text:p>2571148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433360" calcext:value-type="float">
            <text:p>2571433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511305" calcext:value-type="float">
            <text:p>2571511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617047" calcext:value-type="float">
            <text:p>2571617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748389" calcext:value-type="float">
            <text:p>25717483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851888" calcext:value-type="float">
            <text:p>2571851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960045" calcext:value-type="float">
            <text:p>2571960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2082562" calcext:value-type="float">
            <text:p>25720825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2760969" calcext:value-type="float">
            <text:p>25727609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2796005" calcext:value-type="float">
            <text:p>2572796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116394" calcext:value-type="float">
            <text:p>25731163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266432" calcext:value-type="float">
            <text:p>25732664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589183" calcext:value-type="float">
            <text:p>2573589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801309" calcext:value-type="float">
            <text:p>2573801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877368" calcext:value-type="float">
            <text:p>2573877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896143" calcext:value-type="float">
            <text:p>2573896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051169" calcext:value-type="float">
            <text:p>2574051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139290" calcext:value-type="float">
            <text:p>2574139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389237" calcext:value-type="float">
            <text:p>2574389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609126" calcext:value-type="float">
            <text:p>2574609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156290" calcext:value-type="float">
            <text:p>2574156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4422103" calcext:value-type="float">
            <text:p>2574422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4749149" calcext:value-type="float">
            <text:p>2574749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4752137" calcext:value-type="float">
            <text:p>2574752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5553860" calcext:value-type="float">
            <text:p>25755538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5690897" calcext:value-type="float">
            <text:p>2575690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6033939" calcext:value-type="float">
            <text:p>2576033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6094072" calcext:value-type="float">
            <text:p>2576094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7411396" calcext:value-type="float">
            <text:p>2577411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8121515" calcext:value-type="float">
            <text:p>2578121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9132679" calcext:value-type="float">
            <text:p>2579132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0380919" calcext:value-type="float">
            <text:p>2580380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0992742" calcext:value-type="float">
            <text:p>25809927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2289932" calcext:value-type="float">
            <text:p>2582289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2786689" calcext:value-type="float">
            <text:p>25827866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2804988" calcext:value-type="float">
            <text:p>25828049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5322894" calcext:value-type="float">
            <text:p>2585322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5389489" calcext:value-type="float">
            <text:p>2585389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5524144" calcext:value-type="float">
            <text:p>2585524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90807948" calcext:value-type="float">
            <text:p>2590807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4156288" calcext:value-type="float">
            <text:p>25741562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4422111" calcext:value-type="float">
            <text:p>2574422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4749145" calcext:value-type="float">
            <text:p>2574749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4752152" calcext:value-type="float">
            <text:p>2574752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5553857" calcext:value-type="float">
            <text:p>25755538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5690900" calcext:value-type="float">
            <text:p>2575690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6033936" calcext:value-type="float">
            <text:p>2576033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6096530" calcext:value-type="float">
            <text:p>2576096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7414161" calcext:value-type="float">
            <text:p>2577414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8121509" calcext:value-type="float">
            <text:p>2578121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9132675" calcext:value-type="float">
            <text:p>2579132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0380921" calcext:value-type="float">
            <text:p>2580380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0992748" calcext:value-type="float">
            <text:p>2580992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2289922" calcext:value-type="float">
            <text:p>2582289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2786692" calcext:value-type="float">
            <text:p>25827866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2804985" calcext:value-type="float">
            <text:p>25828049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5322890" calcext:value-type="float">
            <text:p>2585322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5389492" calcext:value-type="float">
            <text:p>25853894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5524123" calcext:value-type="float">
            <text:p>2585524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90807952" calcext:value-type="float">
            <text:p>2590807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bought two of those two book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5:23:31.032843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27:14.876769554</meta:creation-date>
    <dc:date>2019-05-12T15:26:21.530934579</dc:date>
    <meta:editing-duration>PT6M6S</meta:editing-duration>
    <meta:editing-cycles>2</meta:editing-cycles>
    <meta:generator>LibreOffice/6.0.7.3$Linux_X86_64 LibreOffice_project/00m0$Build-3</meta:generator>
    <meta:document-statistic meta:table-count="1" meta:cell-count="6078" meta:object-count="0"/>
  </office:meta>
</office:document-meta>
</file>